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0.01pt" svg:height="384.75pt" svg:x="570.53pt" svg:y="204.04pt">
            <loext:p draw:notify-on-update-of-ranges="Sheet1.A1:Sheet1.A8 Sheet1.E1:Sheet1.E1 Sheet1.F1:Sheet1.F8 Sheet1.A10:Sheet1.A17 Sheet1.E10:Sheet1.E10 Sheet1.F10:Sheet1.F17 Sheet1.A18:Sheet1.A25 Sheet1.E18:Sheet1.E18 Sheet1.F18:Sheet1.F25 Sheet1.A26:Sheet1.A33 Sheet1.E26:Sheet1.E26 Sheet1.F26:Sheet1.F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39642.01" calcext:value-type="float">
            <text:p>39642.01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3964201" calcext:value-type="float">
            <text:p>0.03964201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0" calcext:value-type="float">
            <text:p>390</text:p>
          </table:table-cell>
          <table:table-cell office:value-type="float" office:value="76888.32" calcext:value-type="float">
            <text:p>76888.32</text:p>
          </table:table-cell>
          <table:table-cell/>
          <table:table-cell table:formula="of:=[.D2]/1000000" office:value-type="float" office:value="0.07688832" calcext:value-type="float">
            <text:p>0.07688832</text:p>
          </table:table-cell>
          <table:table-cell/>
          <table:table-cell office:value-type="string" calcext:value-type="string">
            <text:p>sorting a set of 26k elements, simulated on one p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45305.96" calcext:value-type="float">
            <text:p>145305.96</text:p>
          </table:table-cell>
          <table:table-cell/>
          <table:table-cell table:formula="of:=[.D3]/1000000" office:value-type="float" office:value="0.14530596" calcext:value-type="float">
            <text:p>0.145305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263072.44" calcext:value-type="float">
            <text:p>263072.44</text:p>
          </table:table-cell>
          <table:table-cell/>
          <table:table-cell table:formula="of:=[.D4]/1000000" office:value-type="float" office:value="0.26307244" calcext:value-type="float">
            <text:p>0.263072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464422.63" calcext:value-type="float">
            <text:p>464422.63</text:p>
          </table:table-cell>
          <table:table-cell/>
          <table:table-cell table:formula="of:=[.D5]/1000000" office:value-type="float" office:value="0.46442263" calcext:value-type="float">
            <text:p>0.4644226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986780.9" calcext:value-type="float">
            <text:p>986780.9</text:p>
          </table:table-cell>
          <table:table-cell/>
          <table:table-cell table:formula="of:=[.D6]/1000000" office:value-type="float" office:value="0.9867809" calcext:value-type="float">
            <text:p>0.986780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32150.25" calcext:value-type="float">
            <text:p>1932150.25</text:p>
          </table:table-cell>
          <table:table-cell/>
          <table:table-cell table:formula="of:=[.D7]/1000000" office:value-type="float" office:value="1.93215025" calcext:value-type="float">
            <text:p>1.932150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827574.62" calcext:value-type="float">
            <text:p>3827574.62</text:p>
          </table:table-cell>
          <table:table-cell/>
          <table:table-cell table:formula="of:=[.D8]/1000000" office:value-type="float" office:value="3.82757462" calcext:value-type="float">
            <text:p>3.82757462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42846.98" calcext:value-type="float">
            <text:p>42846.98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04284698" calcext:value-type="float">
            <text:p>0.042846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8" calcext:value-type="float">
            <text:p>488</text:p>
          </table:table-cell>
          <table:table-cell office:value-type="float" office:value="61653.48" calcext:value-type="float">
            <text:p>61653.48</text:p>
          </table:table-cell>
          <table:table-cell/>
          <table:table-cell table:formula="of:=[.D11]/1000000" office:value-type="float" office:value="0.06165348" calcext:value-type="float">
            <text:p>0.061653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96526.35" calcext:value-type="float">
            <text:p>96526.35</text:p>
          </table:table-cell>
          <table:table-cell/>
          <table:table-cell table:formula="of:=[.D12]/1000000" office:value-type="float" office:value="0.09652635" calcext:value-type="float">
            <text:p>0.0965263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59914.23" calcext:value-type="float">
            <text:p>159914.23</text:p>
          </table:table-cell>
          <table:table-cell/>
          <table:table-cell table:formula="of:=[.D13]/1000000" office:value-type="float" office:value="0.15991423" calcext:value-type="float">
            <text:p>0.159914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270646.6" calcext:value-type="float">
            <text:p>270646.6</text:p>
          </table:table-cell>
          <table:table-cell/>
          <table:table-cell table:formula="of:=[.D14]/1000000" office:value-type="float" office:value="0.2706466" calcext:value-type="float">
            <text:p>0.270646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532258.16" calcext:value-type="float">
            <text:p>532258.16</text:p>
          </table:table-cell>
          <table:table-cell/>
          <table:table-cell table:formula="of:=[.D15]/1000000" office:value-type="float" office:value="0.53225816" calcext:value-type="float">
            <text:p>0.53225816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98406.18" calcext:value-type="float">
            <text:p>1098406.18</text:p>
          </table:table-cell>
          <table:table-cell/>
          <table:table-cell table:formula="of:=[.D16]/1000000" office:value-type="float" office:value="1.09840618" calcext:value-type="float">
            <text:p>1.0984061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8654.81" calcext:value-type="float">
            <text:p>1948654.81</text:p>
          </table:table-cell>
          <table:table-cell/>
          <table:table-cell table:formula="of:=[.D17]/1000000" office:value-type="float" office:value="1.94865481" calcext:value-type="float">
            <text:p>1.9486548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92" calcext:value-type="float">
            <text:p>692</text:p>
          </table:table-cell>
          <table:table-cell office:value-type="float" office:value="43061.83" calcext:value-type="float">
            <text:p>43061.83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4306183" calcext:value-type="float">
            <text:p>0.0430618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88" calcext:value-type="float">
            <text:p>488</text:p>
          </table:table-cell>
          <table:table-cell office:value-type="float" office:value="61477.98" calcext:value-type="float">
            <text:p>61477.98</text:p>
          </table:table-cell>
          <table:table-cell/>
          <table:table-cell table:formula="of:=[.D19]/1000000" office:value-type="float" office:value="0.06147798" calcext:value-type="float">
            <text:p>0.061477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08" calcext:value-type="float">
            <text:p>308</text:p>
          </table:table-cell>
          <table:table-cell office:value-type="float" office:value="97889.81" calcext:value-type="float">
            <text:p>97889.81</text:p>
          </table:table-cell>
          <table:table-cell/>
          <table:table-cell table:formula="of:=[.D20]/1000000" office:value-type="float" office:value="0.09788981" calcext:value-type="float">
            <text:p>0.097889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156699.52" calcext:value-type="float">
            <text:p>156699.52</text:p>
          </table:table-cell>
          <table:table-cell/>
          <table:table-cell table:formula="of:=[.D21]/1000000" office:value-type="float" office:value="0.15669952" calcext:value-type="float">
            <text:p>0.156699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14" calcext:value-type="float">
            <text:p>114</text:p>
          </table:table-cell>
          <table:table-cell office:value-type="float" office:value="263039.74" calcext:value-type="float">
            <text:p>263039.74</text:p>
          </table:table-cell>
          <table:table-cell/>
          <table:table-cell table:formula="of:=[.D22]/1000000" office:value-type="float" office:value="0.26303974" calcext:value-type="float">
            <text:p>0.2630397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521241.14" calcext:value-type="float">
            <text:p>521241.14</text:p>
          </table:table-cell>
          <table:table-cell/>
          <table:table-cell table:formula="of:=[.D23]/1000000" office:value-type="float" office:value="0.52124114" calcext:value-type="float">
            <text:p>0.52124114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993061.3" calcext:value-type="float">
            <text:p>993061.3</text:p>
          </table:table-cell>
          <table:table-cell/>
          <table:table-cell table:formula="of:=[.D24]/1000000" office:value-type="float" office:value="0.9930613" calcext:value-type="float">
            <text:p>0.993061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82046.62" calcext:value-type="float">
            <text:p>1982046.62</text:p>
          </table:table-cell>
          <table:table-cell/>
          <table:table-cell table:formula="of:=[.D25]/1000000" office:value-type="float" office:value="1.98204662" calcext:value-type="float">
            <text:p>1.9820466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78" calcext:value-type="float">
            <text:p>678</text:p>
          </table:table-cell>
          <table:table-cell office:value-type="float" office:value="42809.71" calcext:value-type="float">
            <text:p>42809.71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4280971" calcext:value-type="float">
            <text:p>0.042809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480" calcext:value-type="float">
            <text:p>480</text:p>
          </table:table-cell>
          <table:table-cell office:value-type="float" office:value="62599.08" calcext:value-type="float">
            <text:p>62599.08</text:p>
          </table:table-cell>
          <table:table-cell/>
          <table:table-cell table:formula="of:=[.D27]/1000000" office:value-type="float" office:value="0.06259908" calcext:value-type="float">
            <text:p>0.062599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8" calcext:value-type="float">
            <text:p>308</text:p>
          </table:table-cell>
          <table:table-cell office:value-type="float" office:value="97382.98" calcext:value-type="float">
            <text:p>97382.98</text:p>
          </table:table-cell>
          <table:table-cell/>
          <table:table-cell table:formula="of:=[.D28]/1000000" office:value-type="float" office:value="0.09738298" calcext:value-type="float">
            <text:p>0.0973829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192" calcext:value-type="float">
            <text:p>192</text:p>
          </table:table-cell>
          <table:table-cell office:value-type="float" office:value="157493.44" calcext:value-type="float">
            <text:p>157493.44</text:p>
          </table:table-cell>
          <table:table-cell/>
          <table:table-cell table:formula="of:=[.D29]/1000000" office:value-type="float" office:value="0.15749344" calcext:value-type="float">
            <text:p>0.157493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110" calcext:value-type="float">
            <text:p>110</text:p>
          </table:table-cell>
          <table:table-cell office:value-type="float" office:value="271020.52" calcext:value-type="float">
            <text:p>271020.52</text:p>
          </table:table-cell>
          <table:table-cell/>
          <table:table-cell table:formula="of:=[.D30]/1000000" office:value-type="float" office:value="0.27102052" calcext:value-type="float">
            <text:p>0.2710205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54" calcext:value-type="float">
            <text:p>54</text:p>
          </table:table-cell>
          <table:table-cell office:value-type="float" office:value="554866.69" calcext:value-type="float">
            <text:p>554866.69</text:p>
          </table:table-cell>
          <table:table-cell/>
          <table:table-cell table:formula="of:=[.D31]/1000000" office:value-type="float" office:value="0.55486669" calcext:value-type="float">
            <text:p>0.5548666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33856.33" calcext:value-type="float">
            <text:p>1033856.33</text:p>
          </table:table-cell>
          <table:table-cell/>
          <table:table-cell table:formula="of:=[.D32]/1000000" office:value-type="float" office:value="1.03385633" calcext:value-type="float">
            <text:p>1.03385633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float" office:value="2096804.06" calcext:value-type="float">
            <text:p>2096804.06</text:p>
          </table:table-cell>
          <table:table-cell/>
          <table:table-cell table:formula="of:=[.D33]/1000000" office:value-type="float" office:value="2.09680406" calcext:value-type="float">
            <text:p>2.09680406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draw:text-style-name="P1" svg:width="640.01pt" svg:height="384.75pt" svg:x="570.53pt" svg:y="204.04pt">
            <loext:p draw:notify-on-update-of-ranges="Sheet2.A1:Sheet2.A8 Sheet2.E1:Sheet2.E1 Sheet2.F1:Sheet2.F8 Sheet2.A10:Sheet2.A17 Sheet2.E10:Sheet2.E10 Sheet2.F10:Sheet2.F17 Sheet2.A18:Sheet2.A25 Sheet2.E18:Sheet2.E18 Sheet2.F18:Sheet2.F25 Sheet2.A26:Sheet2.A33 Sheet2.E26:Sheet2.E26 Sheet2.F26:Sheet2.F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/>
          <table:table-cell office:value-type="string" calcext:value-type="string">
            <text:p>sorting a set of 26k elements, squad on pc and 2 squidlets on one raspberry p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100493.42" calcext:value-type="float">
            <text:p>100493.4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49342" calcext:value-type="float">
            <text:p>0.1004934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165313.69" calcext:value-type="float">
            <text:p>165313.69</text:p>
          </table:table-cell>
          <table:table-cell/>
          <table:table-cell table:formula="of:=[.D11]/1000000" office:value-type="float" office:value="0.16531369" calcext:value-type="float">
            <text:p>0.1653136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4589.04" calcext:value-type="float">
            <text:p>324589.04</text:p>
          </table:table-cell>
          <table:table-cell/>
          <table:table-cell table:formula="of:=[.D12]/1000000" office:value-type="float" office:value="0.32458904" calcext:value-type="float">
            <text:p>0.324589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7720.5" calcext:value-type="float">
            <text:p>617720.5</text:p>
          </table:table-cell>
          <table:table-cell/>
          <table:table-cell table:formula="of:=[.D13]/1000000" office:value-type="float" office:value="0.6177205" calcext:value-type="float">
            <text:p>0.61772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04480.07" calcext:value-type="float">
            <text:p>1104480.07</text:p>
          </table:table-cell>
          <table:table-cell/>
          <table:table-cell table:formula="of:=[.D14]/1000000" office:value-type="float" office:value="1.10448007" calcext:value-type="float">
            <text:p>1.1044800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45864.79" calcext:value-type="float">
            <text:p>2345864.79</text:p>
          </table:table-cell>
          <table:table-cell/>
          <table:table-cell table:formula="of:=[.D15]/1000000" office:value-type="float" office:value="2.34586479" calcext:value-type="float">
            <text:p>2.3458647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585566.25" calcext:value-type="float">
            <text:p>4585566.25</text:p>
          </table:table-cell>
          <table:table-cell/>
          <table:table-cell table:formula="of:=[.D16]/1000000" office:value-type="float" office:value="4.58556625" calcext:value-type="float">
            <text:p>4.5855662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28840" calcext:value-type="float">
            <text:p>9128840</text:p>
          </table:table-cell>
          <table:table-cell/>
          <table:table-cell table:formula="of:=[.D17]/1000000" office:value-type="float" office:value="9.12884" calcext:value-type="float">
            <text:p>9.128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4" calcext:value-type="float">
            <text:p>294</text:p>
          </table:table-cell>
          <table:table-cell office:value-type="float" office:value="99476.85" calcext:value-type="float">
            <text:p>99476.85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09947685" calcext:value-type="float">
            <text:p>0.099476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2" calcext:value-type="float">
            <text:p>182</text:p>
          </table:table-cell>
          <table:table-cell office:value-type="float" office:value="165421.54" calcext:value-type="float">
            <text:p>165421.54</text:p>
          </table:table-cell>
          <table:table-cell/>
          <table:table-cell table:formula="of:=[.D19]/1000000" office:value-type="float" office:value="0.16542154" calcext:value-type="float">
            <text:p>0.1654215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4117.8" calcext:value-type="float">
            <text:p>324117.8</text:p>
          </table:table-cell>
          <table:table-cell/>
          <table:table-cell table:formula="of:=[.D20]/1000000" office:value-type="float" office:value="0.3241178" calcext:value-type="float">
            <text:p>0.324117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15811.7" calcext:value-type="float">
            <text:p>615811.7</text:p>
          </table:table-cell>
          <table:table-cell/>
          <table:table-cell table:formula="of:=[.D21]/1000000" office:value-type="float" office:value="0.6158117" calcext:value-type="float">
            <text:p>0.615811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03777.96" calcext:value-type="float">
            <text:p>1103777.96</text:p>
          </table:table-cell>
          <table:table-cell/>
          <table:table-cell table:formula="of:=[.D22]/1000000" office:value-type="float" office:value="1.10377796" calcext:value-type="float">
            <text:p>1.1037779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38287" calcext:value-type="float">
            <text:p>2338287</text:p>
          </table:table-cell>
          <table:table-cell/>
          <table:table-cell table:formula="of:=[.D23]/1000000" office:value-type="float" office:value="2.338287" calcext:value-type="float">
            <text:p>2.33828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588724" calcext:value-type="float">
            <text:p>4588724</text:p>
          </table:table-cell>
          <table:table-cell/>
          <table:table-cell table:formula="of:=[.D24]/1000000" office:value-type="float" office:value="4.588724" calcext:value-type="float">
            <text:p>4.588724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107479.5" calcext:value-type="float">
            <text:p>9107479.5</text:p>
          </table:table-cell>
          <table:table-cell/>
          <table:table-cell table:formula="of:=[.D25]/1000000" office:value-type="float" office:value="9.1074795" calcext:value-type="float">
            <text:p>9.1074795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2 squidlets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3" table:style-name="ta1">
        <table:shapes>
          <draw:frame draw:z-index="0" draw:style-name="gr1" draw:text-style-name="P1" svg:width="640.01pt" svg:height="384.75pt" svg:x="570.53pt" svg:y="204.04pt">
            <loext:p draw:notify-on-update-of-ranges="Sheet3.A1:Sheet3.A8 Sheet3.E1:Sheet3.E1 Sheet3.F1:Sheet3.F8 Sheet3.A10:Sheet3.A17 Sheet3.E10:Sheet3.E10 Sheet3.F10:Sheet3.F17 Sheet3.A18:Sheet3.A25 Sheet3.E18:Sheet3.E18 Sheet3.F18:Sheet3.F25 Sheet3.A26:Sheet3.A33 Sheet3.E26:Sheet3.E26 Sheet3.F26:Sheet3.F3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162320.69" calcext:value-type="float">
            <text:p>162320.6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232069" calcext:value-type="float">
            <text:p>0.16232069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312007.72" calcext:value-type="float">
            <text:p>312007.72</text:p>
          </table:table-cell>
          <table:table-cell/>
          <table:table-cell table:formula="of:=[.D2]/1000000" office:value-type="float" office:value="0.31200772" calcext:value-type="float">
            <text:p>0.31200772</text:p>
          </table:table-cell>
          <table:table-cell/>
          <table:table-cell office:value-type="string" calcext:value-type="string">
            <text:p>sorting a set of 26k elements, 2 squidlets on one raspberry p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589031" calcext:value-type="float">
            <text:p>589031</text:p>
          </table:table-cell>
          <table:table-cell/>
          <table:table-cell table:formula="of:=[.D3]/1000000" office:value-type="float" office:value="0.589031" calcext:value-type="float">
            <text:p>0.58903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69339" calcext:value-type="float">
            <text:p>1069339</text:p>
          </table:table-cell>
          <table:table-cell/>
          <table:table-cell table:formula="of:=[.D4]/1000000" office:value-type="float" office:value="1.069339" calcext:value-type="float">
            <text:p>1.06933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96320.25" calcext:value-type="float">
            <text:p>1896320.25</text:p>
          </table:table-cell>
          <table:table-cell/>
          <table:table-cell table:formula="of:=[.D5]/1000000" office:value-type="float" office:value="1.89632025" calcext:value-type="float">
            <text:p>1.896320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21018.5" calcext:value-type="float">
            <text:p>4021018.5</text:p>
          </table:table-cell>
          <table:table-cell/>
          <table:table-cell table:formula="of:=[.D6]/1000000" office:value-type="float" office:value="4.0210185" calcext:value-type="float">
            <text:p>4.02101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865501.5" calcext:value-type="float">
            <text:p>7865501.5</text:p>
          </table:table-cell>
          <table:table-cell/>
          <table:table-cell table:formula="of:=[.D7]/1000000" office:value-type="float" office:value="7.8655015" calcext:value-type="float">
            <text:p>7.86550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620037" calcext:value-type="float">
            <text:p>15620037</text:p>
          </table:table-cell>
          <table:table-cell/>
          <table:table-cell table:formula="of:=[.D8]/1000000" office:value-type="float" office:value="15.620037" calcext:value-type="float">
            <text:p>15.620037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6" calcext:value-type="float">
            <text:p>296</text:p>
          </table:table-cell>
          <table:table-cell office:value-type="float" office:value="100510.52" calcext:value-type="float">
            <text:p>100510.52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51052" calcext:value-type="float">
            <text:p>0.100510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9625.62" calcext:value-type="float">
            <text:p>169625.62</text:p>
          </table:table-cell>
          <table:table-cell/>
          <table:table-cell table:formula="of:=[.D11]/1000000" office:value-type="float" office:value="0.16962562" calcext:value-type="float">
            <text:p>0.1696256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5004.84" calcext:value-type="float">
            <text:p>325004.84</text:p>
          </table:table-cell>
          <table:table-cell/>
          <table:table-cell table:formula="of:=[.D12]/1000000" office:value-type="float" office:value="0.32500484" calcext:value-type="float">
            <text:p>0.325004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19910.5" calcext:value-type="float">
            <text:p>619910.5</text:p>
          </table:table-cell>
          <table:table-cell/>
          <table:table-cell table:formula="of:=[.D13]/1000000" office:value-type="float" office:value="0.6199105" calcext:value-type="float">
            <text:p>0.619910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3527.25" calcext:value-type="float">
            <text:p>1113527.25</text:p>
          </table:table-cell>
          <table:table-cell/>
          <table:table-cell table:formula="of:=[.D14]/1000000" office:value-type="float" office:value="1.11352725" calcext:value-type="float">
            <text:p>1.113527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6475.25" calcext:value-type="float">
            <text:p>2376475.25</text:p>
          </table:table-cell>
          <table:table-cell/>
          <table:table-cell table:formula="of:=[.D15]/1000000" office:value-type="float" office:value="2.37647525" calcext:value-type="float">
            <text:p>2.376475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17148" calcext:value-type="float">
            <text:p>4617148</text:p>
          </table:table-cell>
          <table:table-cell/>
          <table:table-cell table:formula="of:=[.D16]/1000000" office:value-type="float" office:value="4.617148" calcext:value-type="float">
            <text:p>4.61714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67138" calcext:value-type="float">
            <text:p>9167138</text:p>
          </table:table-cell>
          <table:table-cell/>
          <table:table-cell table:formula="of:=[.D17]/1000000" office:value-type="float" office:value="9.167138" calcext:value-type="float">
            <text:p>9.1671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249.2" calcext:value-type="float">
            <text:p>100249.2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2492" calcext:value-type="float">
            <text:p>0.10024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177959.5" calcext:value-type="float">
            <text:p>177959.5</text:p>
          </table:table-cell>
          <table:table-cell/>
          <table:table-cell table:formula="of:=[.D19]/1000000" office:value-type="float" office:value="0.1779595" calcext:value-type="float">
            <text:p>0.17795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325603" calcext:value-type="float">
            <text:p>325603</text:p>
          </table:table-cell>
          <table:table-cell/>
          <table:table-cell table:formula="of:=[.D20]/1000000" office:value-type="float" office:value="0.325603" calcext:value-type="float">
            <text:p>0.32560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office:value-type="float" office:value="623555.56" calcext:value-type="float">
            <text:p>623555.56</text:p>
          </table:table-cell>
          <table:table-cell/>
          <table:table-cell table:formula="of:=[.D21]/1000000" office:value-type="float" office:value="0.62355556" calcext:value-type="float">
            <text:p>0.623555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1086.88" calcext:value-type="float">
            <text:p>1111086.88</text:p>
          </table:table-cell>
          <table:table-cell/>
          <table:table-cell table:formula="of:=[.D22]/1000000" office:value-type="float" office:value="1.11108688" calcext:value-type="float">
            <text:p>1.111086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3558" calcext:value-type="float">
            <text:p>2363558</text:p>
          </table:table-cell>
          <table:table-cell/>
          <table:table-cell table:formula="of:=[.D23]/1000000" office:value-type="float" office:value="2.363558" calcext:value-type="float">
            <text:p>2.36355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40765" calcext:value-type="float">
            <text:p>4640765</text:p>
          </table:table-cell>
          <table:table-cell/>
          <table:table-cell table:formula="of:=[.D24]/1000000" office:value-type="float" office:value="4.640765" calcext:value-type="float">
            <text:p>4.64076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24772" calcext:value-type="float">
            <text:p>9224772</text:p>
          </table:table-cell>
          <table:table-cell/>
          <table:table-cell table:formula="of:=[.D25]/1000000" office:value-type="float" office:value="9.224772" calcext:value-type="float">
            <text:p>9.2247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99981.7" calcext:value-type="float">
            <text:p>99981.7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0999817" calcext:value-type="float">
            <text:p>0.099981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8" calcext:value-type="float">
            <text:p>178</text:p>
          </table:table-cell>
          <table:table-cell office:value-type="float" office:value="170003.53" calcext:value-type="float">
            <text:p>170003.53</text:p>
          </table:table-cell>
          <table:table-cell/>
          <table:table-cell table:formula="of:=[.D27]/1000000" office:value-type="float" office:value="0.17000353" calcext:value-type="float">
            <text:p>0.1700035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047.81" calcext:value-type="float">
            <text:p>325047.81</text:p>
          </table:table-cell>
          <table:table-cell/>
          <table:table-cell table:formula="of:=[.D28]/1000000" office:value-type="float" office:value="0.32504781" calcext:value-type="float">
            <text:p>0.3250478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48" calcext:value-type="float">
            <text:p>48</text:p>
          </table:table-cell>
          <table:table-cell office:value-type="float" office:value="625047.94" calcext:value-type="float">
            <text:p>625047.94</text:p>
          </table:table-cell>
          <table:table-cell/>
          <table:table-cell table:formula="of:=[.D29]/1000000" office:value-type="float" office:value="0.62504794" calcext:value-type="float">
            <text:p>0.62504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6470.12" calcext:value-type="float">
            <text:p>1116470.12</text:p>
          </table:table-cell>
          <table:table-cell/>
          <table:table-cell table:formula="of:=[.D30]/1000000" office:value-type="float" office:value="1.11647012" calcext:value-type="float">
            <text:p>1.116470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75293.75" calcext:value-type="float">
            <text:p>2375293.75</text:p>
          </table:table-cell>
          <table:table-cell/>
          <table:table-cell table:formula="of:=[.D31]/1000000" office:value-type="float" office:value="2.37529375" calcext:value-type="float">
            <text:p>2.375293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57031" calcext:value-type="float">
            <text:p>4657031</text:p>
          </table:table-cell>
          <table:table-cell/>
          <table:table-cell table:formula="of:=[.D32]/1000000" office:value-type="float" office:value="4.657031" calcext:value-type="float">
            <text:p>4.657031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82747" calcext:value-type="float">
            <text:p>9182747</text:p>
          </table:table-cell>
          <table:table-cell/>
          <table:table-cell table:formula="of:=[.D33]/1000000" office:value-type="float" office:value="9.182747" calcext:value-type="float">
            <text:p>9.182747</text:p>
          </table:table-cell>
          <table:table-cell table:number-columns-repeated="2"/>
        </table:table-row>
      </table:table>
      <table:table table:name="Sheet4" table:style-name="ta1">
        <table:shapes>
          <draw:frame draw:z-index="0" draw:style-name="gr1" draw:text-style-name="P1" svg:width="640.01pt" svg:height="384.75pt" svg:x="570.53pt" svg:y="204.04pt">
            <loext:p draw:notify-on-update-of-ranges="Sheet4.A1:Sheet4.A8 Sheet4.E1:Sheet4.E1 Sheet4.F1:Sheet4.F8 Sheet4.A10:Sheet4.A17 Sheet4.E10:Sheet4.E10 Sheet4.F10:Sheet4.F17 Sheet4.A18:Sheet4.A25 Sheet4.E18:Sheet4.E18 Sheet4.F18:Sheet4.F25 Sheet4.A26:Sheet4.A33 Sheet4.E26:Sheet4.E26 Sheet4.F26:Sheet4.F3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22" calcext:value-type="float">
            <text:p>1822</text:p>
          </table:table-cell>
          <table:table-cell office:value-type="float" office:value="16178.49" calcext:value-type="float">
            <text:p>16178.49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01617849" calcext:value-type="float">
            <text:p>0.01617849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  <table:table-cell office:value-type="float" office:value="31349.55" calcext:value-type="float">
            <text:p>31349.55</text:p>
          </table:table-cell>
          <table:table-cell/>
          <table:table-cell table:formula="of:=[.D2]/1000000" office:value-type="float" office:value="0.03134955" calcext:value-type="float">
            <text:p>0.03134955</text:p>
          </table:table-cell>
          <table:table-cell/>
          <table:table-cell office:value-type="string" calcext:value-type="string">
            <text:p>sorting a set of 26k elements, squad on pc and 1 squidlet on one raspberry p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8" calcext:value-type="float">
            <text:p>508</text:p>
          </table:table-cell>
          <table:table-cell office:value-type="float" office:value="59104.72" calcext:value-type="float">
            <text:p>59104.72</text:p>
          </table:table-cell>
          <table:table-cell/>
          <table:table-cell table:formula="of:=[.D3]/1000000" office:value-type="float" office:value="0.05910472" calcext:value-type="float">
            <text:p>0.059104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106891.67" calcext:value-type="float">
            <text:p>106891.67</text:p>
          </table:table-cell>
          <table:table-cell/>
          <table:table-cell table:formula="of:=[.D4]/1000000" office:value-type="float" office:value="0.10689167" calcext:value-type="float">
            <text:p>0.1068916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188669.91" calcext:value-type="float">
            <text:p>188669.91</text:p>
          </table:table-cell>
          <table:table-cell/>
          <table:table-cell table:formula="of:=[.D5]/1000000" office:value-type="float" office:value="0.18866991" calcext:value-type="float">
            <text:p>0.188669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405601.73" calcext:value-type="float">
            <text:p>405601.73</text:p>
          </table:table-cell>
          <table:table-cell/>
          <table:table-cell table:formula="of:=[.D6]/1000000" office:value-type="float" office:value="0.40560173" calcext:value-type="float">
            <text:p>0.40560173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789210.42" calcext:value-type="float">
            <text:p>789210.42</text:p>
          </table:table-cell>
          <table:table-cell/>
          <table:table-cell table:formula="of:=[.D7]/1000000" office:value-type="float" office:value="0.78921042" calcext:value-type="float">
            <text:p>0.78921042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72456.95" calcext:value-type="float">
            <text:p>1572456.95</text:p>
          </table:table-cell>
          <table:table-cell/>
          <table:table-cell table:formula="of:=[.D8]/1000000" office:value-type="float" office:value="1.57245695" calcext:value-type="float">
            <text:p>1.5724569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190341.19" calcext:value-type="float">
            <text:p>190341.19</text:p>
          </table:table-cell>
          <table:table-cell office:value-type="string" calcext:value-type="string">
            <text:p>1 squidlet, 100 bytes</text:p>
          </table:table-cell>
          <table:table-cell table:formula="of:=[.D10]/1000000" office:value-type="float" office:value="0.19034119" calcext:value-type="float">
            <text:p>0.1903411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7483.66" calcext:value-type="float">
            <text:p>327483.66</text:p>
          </table:table-cell>
          <table:table-cell/>
          <table:table-cell table:formula="of:=[.D11]/1000000" office:value-type="float" office:value="0.32748366" calcext:value-type="float">
            <text:p>0.327483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03192.1" calcext:value-type="float">
            <text:p>603192.1</text:p>
          </table:table-cell>
          <table:table-cell/>
          <table:table-cell table:formula="of:=[.D12]/1000000" office:value-type="float" office:value="0.6031921" calcext:value-type="float">
            <text:p>0.603192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098445" calcext:value-type="float">
            <text:p>1098445</text:p>
          </table:table-cell>
          <table:table-cell/>
          <table:table-cell table:formula="of:=[.D13]/1000000" office:value-type="float" office:value="1.098445" calcext:value-type="float">
            <text:p>1.09844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42511.44" calcext:value-type="float">
            <text:p>1942511.44</text:p>
          </table:table-cell>
          <table:table-cell/>
          <table:table-cell table:formula="of:=[.D14]/1000000" office:value-type="float" office:value="1.94251144" calcext:value-type="float">
            <text:p>1.9425114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107225.38" calcext:value-type="float">
            <text:p>4107225.38</text:p>
          </table:table-cell>
          <table:table-cell/>
          <table:table-cell table:formula="of:=[.D15]/1000000" office:value-type="float" office:value="4.10722538" calcext:value-type="float">
            <text:p>4.1072253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27643.5" calcext:value-type="float">
            <text:p>7927643.5</text:p>
          </table:table-cell>
          <table:table-cell/>
          <table:table-cell table:formula="of:=[.D16]/1000000" office:value-type="float" office:value="7.9276435" calcext:value-type="float">
            <text:p>7.927643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51997.5" calcext:value-type="float">
            <text:p>15751997.5</text:p>
          </table:table-cell>
          <table:table-cell/>
          <table:table-cell table:formula="of:=[.D17]/1000000" office:value-type="float" office:value="15.7519975" calcext:value-type="float">
            <text:p>15.751997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190014.34" calcext:value-type="float">
            <text:p>190014.34</text:p>
          </table:table-cell>
          <table:table-cell office:value-type="string" calcext:value-type="string">
            <text:p>1 squidlet, 200 bytes</text:p>
          </table:table-cell>
          <table:table-cell table:formula="of:=[.D18]/1000000" office:value-type="float" office:value="0.19001434" calcext:value-type="float">
            <text:p>0.1900143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330046.26" calcext:value-type="float">
            <text:p>330046.26</text:p>
          </table:table-cell>
          <table:table-cell/>
          <table:table-cell table:formula="of:=[.D19]/1000000" office:value-type="float" office:value="0.33004626" calcext:value-type="float">
            <text:p>0.3300462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07995" calcext:value-type="float">
            <text:p>607995</text:p>
          </table:table-cell>
          <table:table-cell/>
          <table:table-cell table:formula="of:=[.D20]/1000000" office:value-type="float" office:value="0.607995" calcext:value-type="float">
            <text:p>0.60799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1110178.22" calcext:value-type="float">
            <text:p>1110178.22</text:p>
          </table:table-cell>
          <table:table-cell/>
          <table:table-cell table:formula="of:=[.D21]/1000000" office:value-type="float" office:value="1.11017822" calcext:value-type="float">
            <text:p>1.1101782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937828.88" calcext:value-type="float">
            <text:p>1937828.88</text:p>
          </table:table-cell>
          <table:table-cell/>
          <table:table-cell table:formula="of:=[.D22]/1000000" office:value-type="float" office:value="1.93782888" calcext:value-type="float">
            <text:p>1.9378288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045055.25" calcext:value-type="float">
            <text:p>4045055.25</text:p>
          </table:table-cell>
          <table:table-cell/>
          <table:table-cell table:formula="of:=[.D23]/1000000" office:value-type="float" office:value="4.04505525" calcext:value-type="float">
            <text:p>4.045055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7876149.5" calcext:value-type="float">
            <text:p>7876149.5</text:p>
          </table:table-cell>
          <table:table-cell/>
          <table:table-cell table:formula="of:=[.D24]/1000000" office:value-type="float" office:value="7.8761495" calcext:value-type="float">
            <text:p>7.876149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5610319" calcext:value-type="float">
            <text:p>15610319</text:p>
          </table:table-cell>
          <table:table-cell/>
          <table:table-cell table:formula="of:=[.D25]/1000000" office:value-type="float" office:value="15.610319" calcext:value-type="float">
            <text:p>15.610319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1 squidlet, 10100 bytes</text:p>
          </table:table-cell>
          <table:table-cell table:formula="of:=[.D26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7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8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29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0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1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2]/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[.D33]/1000000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5" table:style-name="ta1">
        <table:shapes>
          <draw:frame draw:z-index="0" draw:style-name="gr1" draw:text-style-name="P1" svg:width="640.01pt" svg:height="384.75pt" svg:x="570.53pt" svg:y="204.04pt">
            <loext:p draw:notify-on-update-of-ranges="Sheet5.A1:Sheet5.A8 Sheet5.E1:Sheet5.E1 Sheet5.F1:Sheet5.F8 Sheet5.A10:Sheet5.A17 Sheet5.E10:Sheet5.E10 Sheet5.F10:Sheet5.F17 Sheet5.A18:Sheet5.A25 Sheet5.E18:Sheet5.E18 Sheet5.F18:Sheet5.F25 Sheet5.A26:Sheet5.A33 Sheet5.E26:Sheet5.E26 Sheet5.F26:Sheet5.F33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/>
          <table:table-cell office:value-type="string" calcext:value-type="string">
            <text:p>sorting a set of 26k elements, 2 squidlets on one raspberry pi with f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100100.37" calcext:value-type="float">
            <text:p>100100.37</text:p>
          </table:table-cell>
          <table:table-cell office:value-type="string" calcext:value-type="string">
            <text:p>2 squidlets, 100 bytes</text:p>
          </table:table-cell>
          <table:table-cell table:formula="of:=[.D10]/1000000" office:value-type="float" office:value="0.10010037" calcext:value-type="float">
            <text:p>0.1001003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170064.09" calcext:value-type="float">
            <text:p>170064.09</text:p>
          </table:table-cell>
          <table:table-cell/>
          <table:table-cell table:formula="of:=[.D11]/1000000" office:value-type="float" office:value="0.17006409" calcext:value-type="float">
            <text:p>0.1700640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326015.91" calcext:value-type="float">
            <text:p>326015.91</text:p>
          </table:table-cell>
          <table:table-cell/>
          <table:table-cell table:formula="of:=[.D12]/1000000" office:value-type="float" office:value="0.32601591" calcext:value-type="float">
            <text:p>0.32601591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20859.06" calcext:value-type="float">
            <text:p>620859.06</text:p>
          </table:table-cell>
          <table:table-cell/>
          <table:table-cell table:formula="of:=[.D13]/1000000" office:value-type="float" office:value="0.62085906" calcext:value-type="float">
            <text:p>0.620859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115654.75" calcext:value-type="float">
            <text:p>1115654.75</text:p>
          </table:table-cell>
          <table:table-cell/>
          <table:table-cell table:formula="of:=[.D14]/1000000" office:value-type="float" office:value="1.11565475" calcext:value-type="float">
            <text:p>1.1156547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371858.75" calcext:value-type="float">
            <text:p>2371858.75</text:p>
          </table:table-cell>
          <table:table-cell/>
          <table:table-cell table:formula="of:=[.D15]/1000000" office:value-type="float" office:value="2.37185875" calcext:value-type="float">
            <text:p>2.371858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624694.5" calcext:value-type="float">
            <text:p>4624694.5</text:p>
          </table:table-cell>
          <table:table-cell/>
          <table:table-cell table:formula="of:=[.D16]/1000000" office:value-type="float" office:value="4.6246945" calcext:value-type="float">
            <text:p>4.624694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151577" calcext:value-type="float">
            <text:p>9151577</text:p>
          </table:table-cell>
          <table:table-cell/>
          <table:table-cell table:formula="of:=[.D17]/1000000" office:value-type="float" office:value="9.151577" calcext:value-type="float">
            <text:p>9.1515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98" calcext:value-type="float">
            <text:p>298</text:p>
          </table:table-cell>
          <table:table-cell office:value-type="float" office:value="100383.07" calcext:value-type="float">
            <text:p>100383.07</text:p>
          </table:table-cell>
          <table:table-cell office:value-type="string" calcext:value-type="string">
            <text:p>2 squidlets, 200 bytes</text:p>
          </table:table-cell>
          <table:table-cell table:formula="of:=[.D18]/1000000" office:value-type="float" office:value="0.10038307" calcext:value-type="float">
            <text:p>0.100383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67060.17" calcext:value-type="float">
            <text:p>167060.17</text:p>
          </table:table-cell>
          <table:table-cell/>
          <table:table-cell table:formula="of:=[.D19]/1000000" office:value-type="float" office:value="0.16706017" calcext:value-type="float">
            <text:p>0.167060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446.28" calcext:value-type="float">
            <text:p>342446.28</text:p>
          </table:table-cell>
          <table:table-cell/>
          <table:table-cell table:formula="of:=[.D20]/1000000" office:value-type="float" office:value="0.34244628" calcext:value-type="float">
            <text:p>0.342446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651951.94" calcext:value-type="float">
            <text:p>651951.94</text:p>
          </table:table-cell>
          <table:table-cell/>
          <table:table-cell table:formula="of:=[.D21]/1000000" office:value-type="float" office:value="0.65195194" calcext:value-type="float">
            <text:p>0.651951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office:value-type="float" office:value="1115702.38" calcext:value-type="float">
            <text:p>1115702.38</text:p>
          </table:table-cell>
          <table:table-cell/>
          <table:table-cell table:formula="of:=[.D22]/1000000" office:value-type="float" office:value="1.11570238" calcext:value-type="float">
            <text:p>1.115702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2367400.75" calcext:value-type="float">
            <text:p>2367400.75</text:p>
          </table:table-cell>
          <table:table-cell/>
          <table:table-cell table:formula="of:=[.D23]/1000000" office:value-type="float" office:value="2.36740075" calcext:value-type="float">
            <text:p>2.3674007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4633978" calcext:value-type="float">
            <text:p>4633978</text:p>
          </table:table-cell>
          <table:table-cell/>
          <table:table-cell table:formula="of:=[.D24]/1000000" office:value-type="float" office:value="4.633978" calcext:value-type="float">
            <text:p>4.633978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9206047" calcext:value-type="float">
            <text:p>9206047</text:p>
          </table:table-cell>
          <table:table-cell/>
          <table:table-cell table:formula="of:=[.D25]/1000000" office:value-type="float" office:value="9.206047" calcext:value-type="float">
            <text:p>9.20604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96" calcext:value-type="float">
            <text:p>296</text:p>
          </table:table-cell>
          <table:table-cell office:value-type="float" office:value="100217.73" calcext:value-type="float">
            <text:p>100217.73</text:p>
          </table:table-cell>
          <table:table-cell office:value-type="string" calcext:value-type="string">
            <text:p>2 squidlets, 10100 bytes</text:p>
          </table:table-cell>
          <table:table-cell table:formula="of:=[.D26]/1000000" office:value-type="float" office:value="0.10021773" calcext:value-type="float">
            <text:p>0.100217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176" calcext:value-type="float">
            <text:p>176</text:p>
          </table:table-cell>
          <table:table-cell office:value-type="float" office:value="170399.8" calcext:value-type="float">
            <text:p>170399.8</text:p>
          </table:table-cell>
          <table:table-cell/>
          <table:table-cell table:formula="of:=[.D27]/1000000" office:value-type="float" office:value="0.1703998" calcext:value-type="float">
            <text:p>0.17039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92" calcext:value-type="float">
            <text:p>92</text:p>
          </table:table-cell>
          <table:table-cell office:value-type="float" office:value="325480.44" calcext:value-type="float">
            <text:p>325480.44</text:p>
          </table:table-cell>
          <table:table-cell/>
          <table:table-cell table:formula="of:=[.D28]/1000000" office:value-type="float" office:value="0.32548044" calcext:value-type="float">
            <text:p>0.325480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50" calcext:value-type="float">
            <text:p>50</text:p>
          </table:table-cell>
          <table:table-cell office:value-type="float" office:value="620857.88" calcext:value-type="float">
            <text:p>620857.88</text:p>
          </table:table-cell>
          <table:table-cell/>
          <table:table-cell table:formula="of:=[.D29]/1000000" office:value-type="float" office:value="0.62085788" calcext:value-type="float">
            <text:p>0.6208578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office:value-type="float" office:value="1114077.12" calcext:value-type="float">
            <text:p>1114077.12</text:p>
          </table:table-cell>
          <table:table-cell/>
          <table:table-cell table:formula="of:=[.D30]/1000000" office:value-type="float" office:value="1.11407712" calcext:value-type="float">
            <text:p>1.1140771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14" calcext:value-type="float">
            <text:p>14</text:p>
          </table:table-cell>
          <table:table-cell office:value-type="float" office:value="2355556.25" calcext:value-type="float">
            <text:p>2355556.25</text:p>
          </table:table-cell>
          <table:table-cell/>
          <table:table-cell table:formula="of:=[.D31]/1000000" office:value-type="float" office:value="2.35555625" calcext:value-type="float">
            <text:p>2.355556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4604596" calcext:value-type="float">
            <text:p>4604596</text:p>
          </table:table-cell>
          <table:table-cell/>
          <table:table-cell table:formula="of:=[.D32]/1000000" office:value-type="float" office:value="4.604596" calcext:value-type="float">
            <text:p>4.60459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float" office:value="9149492" calcext:value-type="float">
            <text:p>9149492</text:p>
          </table:table-cell>
          <table:table-cell/>
          <table:table-cell table:formula="of:=[.D33]/1000000" office:value-type="float" office:value="9.149492" calcext:value-type="float">
            <text:p>9.149492</text:p>
          </table:table-cell>
          <table:table-cell table:number-columns-repeated="2"/>
        </table:table-row>
      </table:table>
      <table:table table:name="Sheet6" table:style-name="ta1">
        <table:shapes>
          <draw:frame draw:z-index="0" draw:style-name="gr1" draw:text-style-name="P1" svg:width="640.01pt" svg:height="384.75pt" svg:x="570.53pt" svg:y="204.04pt">
            <loext:p draw:notify-on-update-of-ranges="Sheet6.A1:Sheet6.A8 Sheet6.E1:Sheet6.E1 Sheet6.F1:Sheet6.F8 Sheet6.A10:Sheet6.A17 Sheet6.E10:Sheet6.E10 Sheet6.F10:Sheet6.F17 Sheet6.A18:Sheet6.A25 Sheet6.E18:Sheet6.E18 Sheet6.F18:Sheet6.F25 Sheet6.A26:Sheet6.A33 Sheet6.E26:Sheet6.E26 Sheet6.F26:Sheet6.F3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164453.44" calcext:value-type="float">
            <text:p>164453.44</text:p>
          </table:table-cell>
          <table:table-cell office:value-type="string" calcext:value-type="string">
            <text:p>local</text:p>
          </table:table-cell>
          <table:table-cell table:formula="of:=[.D1]/1000000" office:value-type="float" office:value="0.16445344" calcext:value-type="float">
            <text:p>0.16445344</text:p>
          </table:table-cell>
          <table:table-cell/>
          <table:table-cell table:formula="of:=1024*26" office:value-type="float" office:value="26624" calcext:value-type="float">
            <text:p>266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317120.97" calcext:value-type="float">
            <text:p>317120.97</text:p>
          </table:table-cell>
          <table:table-cell/>
          <table:table-cell table:formula="of:=[.D2]/1000000" office:value-type="float" office:value="0.31712097" calcext:value-type="float">
            <text:p>0.31712097</text:p>
          </table:table-cell>
          <table:table-cell/>
          <table:table-cell office:value-type="string" calcext:value-type="string">
            <text:p>sorting a set of 26k elements, 4 squidlets on one raspberry pi with fa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97136.06" calcext:value-type="float">
            <text:p>597136.06</text:p>
          </table:table-cell>
          <table:table-cell/>
          <table:table-cell table:formula="of:=[.D3]/1000000" office:value-type="float" office:value="0.59713606" calcext:value-type="float">
            <text:p>0.5971360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081216.38" calcext:value-type="float">
            <text:p>1081216.38</text:p>
          </table:table-cell>
          <table:table-cell/>
          <table:table-cell table:formula="of:=[.D4]/1000000" office:value-type="float" office:value="1.08121638" calcext:value-type="float">
            <text:p>1.0812163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915680.25" calcext:value-type="float">
            <text:p>1915680.25</text:p>
          </table:table-cell>
          <table:table-cell/>
          <table:table-cell table:formula="of:=[.D5]/1000000" office:value-type="float" office:value="1.91568025" calcext:value-type="float">
            <text:p>1.9156802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068308.25" calcext:value-type="float">
            <text:p>4068308.25</text:p>
          </table:table-cell>
          <table:table-cell/>
          <table:table-cell table:formula="of:=[.D6]/1000000" office:value-type="float" office:value="4.06830825" calcext:value-type="float">
            <text:p>4.068308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948411.5" calcext:value-type="float">
            <text:p>7948411.5</text:p>
          </table:table-cell>
          <table:table-cell/>
          <table:table-cell table:formula="of:=[.D7]/1000000" office:value-type="float" office:value="7.9484115" calcext:value-type="float">
            <text:p>7.948411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784000" calcext:value-type="float">
            <text:p>15784000</text:p>
          </table:table-cell>
          <table:table-cell/>
          <table:table-cell table:formula="of:=[.D8]/1000000" office:value-type="float" office:value="15.784" calcext:value-type="float">
            <text:p>15.784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84" calcext:value-type="float">
            <text:p>584</text:p>
          </table:table-cell>
          <table:table-cell office:value-type="float" office:value="50578.38" calcext:value-type="float">
            <text:p>50578.38</text:p>
          </table:table-cell>
          <table:table-cell office:value-type="string" calcext:value-type="string">
            <text:p>4 squidlets, 100 bytes</text:p>
          </table:table-cell>
          <table:table-cell table:formula="of:=[.D10]/1000000" office:value-type="float" office:value="0.05057838" calcext:value-type="float">
            <text:p>0.0505783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88005.91" calcext:value-type="float">
            <text:p>88005.91</text:p>
          </table:table-cell>
          <table:table-cell/>
          <table:table-cell table:formula="of:=[.D11]/1000000" office:value-type="float" office:value="0.08800591" calcext:value-type="float">
            <text:p>0.088005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175860.8" calcext:value-type="float">
            <text:p>175860.8</text:p>
          </table:table-cell>
          <table:table-cell/>
          <table:table-cell table:formula="of:=[.D12]/1000000" office:value-type="float" office:value="0.1758608" calcext:value-type="float">
            <text:p>0.17586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350693.88" calcext:value-type="float">
            <text:p>350693.88</text:p>
          </table:table-cell>
          <table:table-cell/>
          <table:table-cell table:formula="of:=[.D13]/1000000" office:value-type="float" office:value="0.35069388" calcext:value-type="float">
            <text:p>0.3506938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1946.5" calcext:value-type="float">
            <text:p>1051946.5</text:p>
          </table:table-cell>
          <table:table-cell/>
          <table:table-cell table:formula="of:=[.D14]/1000000" office:value-type="float" office:value="1.0519465" calcext:value-type="float">
            <text:p>1.051946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345965.88" calcext:value-type="float">
            <text:p>1345965.88</text:p>
          </table:table-cell>
          <table:table-cell/>
          <table:table-cell table:formula="of:=[.D15]/1000000" office:value-type="float" office:value="1.34596588" calcext:value-type="float">
            <text:p>1.3459658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28516" calcext:value-type="float">
            <text:p>3028516</text:p>
          </table:table-cell>
          <table:table-cell/>
          <table:table-cell table:formula="of:=[.D16]/1000000" office:value-type="float" office:value="3.028516" calcext:value-type="float">
            <text:p>3.028516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36065.5" calcext:value-type="float">
            <text:p>6536065.5</text:p>
          </table:table-cell>
          <table:table-cell/>
          <table:table-cell table:formula="of:=[.D17]/1000000" office:value-type="float" office:value="6.5360655" calcext:value-type="float">
            <text:p>6.536065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80" calcext:value-type="float">
            <text:p>580</text:p>
          </table:table-cell>
          <table:table-cell office:value-type="float" office:value="50387.1" calcext:value-type="float">
            <text:p>50387.1</text:p>
          </table:table-cell>
          <table:table-cell office:value-type="string" calcext:value-type="string">
            <text:p>4 squidlets, 200 bytes</text:p>
          </table:table-cell>
          <table:table-cell table:formula="of:=[.D18]/1000000" office:value-type="float" office:value="0.0503871" calcext:value-type="float">
            <text:p>0.050387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24" calcext:value-type="float">
            <text:p>324</text:p>
          </table:table-cell>
          <table:table-cell office:value-type="float" office:value="92582.98" calcext:value-type="float">
            <text:p>92582.98</text:p>
          </table:table-cell>
          <table:table-cell/>
          <table:table-cell table:formula="of:=[.D19]/1000000" office:value-type="float" office:value="0.09258298" calcext:value-type="float">
            <text:p>0.092582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175703.14" calcext:value-type="float">
            <text:p>175703.14</text:p>
          </table:table-cell>
          <table:table-cell/>
          <table:table-cell table:formula="of:=[.D20]/1000000" office:value-type="float" office:value="0.17570314" calcext:value-type="float">
            <text:p>0.1757031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342953.97" calcext:value-type="float">
            <text:p>342953.97</text:p>
          </table:table-cell>
          <table:table-cell/>
          <table:table-cell table:formula="of:=[.D21]/1000000" office:value-type="float" office:value="0.34295397" calcext:value-type="float">
            <text:p>0.3429539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45075.06" calcext:value-type="float">
            <text:p>1045075.06</text:p>
          </table:table-cell>
          <table:table-cell/>
          <table:table-cell table:formula="of:=[.D22]/1000000" office:value-type="float" office:value="1.04507506" calcext:value-type="float">
            <text:p>1.0450750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1338849.25" calcext:value-type="float">
            <text:p>1338849.25</text:p>
          </table:table-cell>
          <table:table-cell/>
          <table:table-cell table:formula="of:=[.D23]/1000000" office:value-type="float" office:value="1.33884925" calcext:value-type="float">
            <text:p>1.3388492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2619437.75" calcext:value-type="float">
            <text:p>2619437.75</text:p>
          </table:table-cell>
          <table:table-cell/>
          <table:table-cell table:formula="of:=[.D24]/1000000" office:value-type="float" office:value="2.61943775" calcext:value-type="float">
            <text:p>2.6194377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6536369.5" calcext:value-type="float">
            <text:p>6536369.5</text:p>
          </table:table-cell>
          <table:table-cell/>
          <table:table-cell table:formula="of:=[.D25]/1000000" office:value-type="float" office:value="6.5363695" calcext:value-type="float">
            <text:p>6.53636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80" calcext:value-type="float">
            <text:p>580</text:p>
          </table:table-cell>
          <table:table-cell office:value-type="float" office:value="50742.11" calcext:value-type="float">
            <text:p>50742.11</text:p>
          </table:table-cell>
          <table:table-cell office:value-type="string" calcext:value-type="string">
            <text:p>4 squidlets, 10100 bytes</text:p>
          </table:table-cell>
          <table:table-cell table:formula="of:=[.D26]/1000000" office:value-type="float" office:value="0.05074211" calcext:value-type="float">
            <text:p>0.050742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24" calcext:value-type="float">
            <text:p>324</text:p>
          </table:table-cell>
          <table:table-cell office:value-type="float" office:value="92782.38" calcext:value-type="float">
            <text:p>92782.38</text:p>
          </table:table-cell>
          <table:table-cell/>
          <table:table-cell table:formula="of:=[.D27]/1000000" office:value-type="float" office:value="0.09278238" calcext:value-type="float">
            <text:p>0.0927823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172" calcext:value-type="float">
            <text:p>172</text:p>
          </table:table-cell>
          <table:table-cell office:value-type="float" office:value="175713.52" calcext:value-type="float">
            <text:p>175713.52</text:p>
          </table:table-cell>
          <table:table-cell/>
          <table:table-cell table:formula="of:=[.D28]/1000000" office:value-type="float" office:value="0.17571352" calcext:value-type="float">
            <text:p>0.175713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" calcext:value-type="float">
            <text:p>10000</text:p>
          </table:table-cell>
          <table:table-cell office:value-type="float" office:value="86" calcext:value-type="float">
            <text:p>86</text:p>
          </table:table-cell>
          <table:table-cell office:value-type="float" office:value="351313.06" calcext:value-type="float">
            <text:p>351313.06</text:p>
          </table:table-cell>
          <table:table-cell/>
          <table:table-cell table:formula="of:=[.D29]/1000000" office:value-type="float" office:value="0.35131306" calcext:value-type="float">
            <text:p>0.3513130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office:value-type="float" office:value="1055406.38" calcext:value-type="float">
            <text:p>1055406.38</text:p>
          </table:table-cell>
          <table:table-cell/>
          <table:table-cell table:formula="of:=[.D30]/1000000" office:value-type="float" office:value="1.05540638" calcext:value-type="float">
            <text:p>1.055406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24" calcext:value-type="float">
            <text:p>24</text:p>
          </table:table-cell>
          <table:table-cell office:value-type="float" office:value="1335890.38" calcext:value-type="float">
            <text:p>1335890.38</text:p>
          </table:table-cell>
          <table:table-cell/>
          <table:table-cell table:formula="of:=[.D31]/1000000" office:value-type="float" office:value="1.33589038" calcext:value-type="float">
            <text:p>1.3358903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3011817.5" calcext:value-type="float">
            <text:p>3011817.5</text:p>
          </table:table-cell>
          <table:table-cell/>
          <table:table-cell table:formula="of:=[.D32]/1000000" office:value-type="float" office:value="3.0118175" calcext:value-type="float">
            <text:p>3.0118175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float" office:value="5271464" calcext:value-type="float">
            <text:p>5271464</text:p>
          </table:table-cell>
          <table:table-cell/>
          <table:table-cell table:formula="of:=[.D33]/1000000" office:value-type="float" office:value="5.271464" calcext:value-type="float">
            <text:p>5.27146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 style:data-style-name="N2" text:time-value="22:45:39.289134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5-27T23:38:46.636865694</dc:date>
    <dc:creator>Pascal Baillehache</dc:creator>
    <meta:editing-duration>PT1H8M42S</meta:editing-duration>
    <meta:editing-cycles>9</meta:editing-cycles>
    <meta:generator>LibreOffice/5.1.6.2$Linux_x86 LibreOffice_project/10m0$Build-2</meta:generator>
    <meta:document-statistic meta:table-count="6" meta:cell-count="932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6.218cm" svg:y="0.407cm" chart:style-name="ch2">
          <text:p>sorting a set of 26k elements, simulated on one pc</text:p>
        </chart:title>
        <chart:legend chart:legend-position="end" svg:x="17.477cm" svg:y="5.741cm" style:legend-expansion="high" chart:style-name="ch3"/>
        <chart:plot-area chart:style-name="ch4" table:cell-range-address="Sheet1.A1:Sheet1.A8 Sheet1.E1:Sheet1.E1 Sheet1.F1:Sheet1.F8 Sheet1.E10:Sheet1.E10 Sheet1.F10:Sheet1.F33 Sheet1.E18:Sheet1.E18 Sheet1.E26:Sheet1.E26" chart:data-source-has-labels="row" svg:x="1.462cm" svg:y="1.457cm" svg:width="15.565cm" svg:height="10.865cm">
          <chartooo:coordinate-region svg:x="2.189cm" svg:y="1.656cm" svg:width="14.558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1.F1:Sheet1.F8" chart:label-cell-address="Sheet1.E1:Sheet1.E1" chart:class="chart:scatter">
            <chart:domain table:cell-range-address="Sheet1.A1:Sheet1.A8"/>
            <chart:data-point chart:repeated="8"/>
          </chart:series>
          <chart:series chart:style-name="ch10" chart:values-cell-range-address="Sheet1.F10:Sheet1.F17" chart:label-cell-address="Sheet1.E10:Sheet1.E10" chart:class="chart:scatter">
            <chart:domain table:cell-range-address="Sheet1.A10:Sheet1.A17"/>
            <chart:data-point chart:repeated="8"/>
          </chart:series>
          <chart:series chart:style-name="ch11" chart:values-cell-range-address="Sheet1.F18:Sheet1.F25" chart:label-cell-address="Sheet1.E18:Sheet1.E18" chart:class="chart:scatter">
            <chart:domain table:cell-range-address="Sheet1.A18:Sheet1.A25"/>
            <chart:data-point chart:repeated="8"/>
          </chart:series>
          <chart:series chart:style-name="ch12" chart:values-cell-range-address="Sheet1.F26:Sheet1.F33" chart:label-cell-address="Sheet1.E26:Sheet1.E26" chart:class="chart:scatter">
            <chart:domain table:cell-range-address="Sheet1.A26:Sheet1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1.E1:Sheet1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1.E10:Sheet1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1.E18:Sheet1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1.E26:Sheet1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8</svg:desc>
                </draw:g>
              </table:table-cell>
              <table:table-cell office:value-type="float" office:value="0.03964201">
                <text:p>0.03964201</text:p>
                <draw:g>
                  <svg:desc>Sheet1.F1:Sheet1.F8</svg:desc>
                </draw:g>
              </table:table-cell>
              <table:table-cell office:value-type="float" office:value="1">
                <text:p>1</text:p>
                <draw:g>
                  <svg:desc>Sheet1.A10:Sheet1.A17</svg:desc>
                </draw:g>
              </table:table-cell>
              <table:table-cell office:value-type="float" office:value="0.04284698">
                <text:p>0.04284698</text:p>
                <draw:g>
                  <svg:desc>Sheet1.F10:Sheet1.F17</svg:desc>
                </draw:g>
              </table:table-cell>
              <table:table-cell office:value-type="float" office:value="1">
                <text:p>1</text:p>
                <draw:g>
                  <svg:desc>Sheet1.A18:Sheet1.A25</svg:desc>
                </draw:g>
              </table:table-cell>
              <table:table-cell office:value-type="float" office:value="0.04306183">
                <text:p>0.04306183</text:p>
                <draw:g>
                  <svg:desc>Sheet1.F18:Sheet1.F25</svg:desc>
                </draw:g>
              </table:table-cell>
              <table:table-cell office:value-type="float" office:value="1">
                <text:p>1</text:p>
                <draw:g>
                  <svg:desc>Sheet1.A26:Sheet1.A33</svg:desc>
                </draw:g>
              </table:table-cell>
              <table:table-cell office:value-type="float" office:value="0.04280971">
                <text:p>0.04280971</text:p>
                <draw:g>
                  <svg:desc>Sheet1.F26:Sheet1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7688832">
                <text:p>0.07688832</text:p>
              </table:table-cell>
              <table:table-cell office:value-type="float" office:value="2">
                <text:p>2</text:p>
              </table:table-cell>
              <table:table-cell office:value-type="float" office:value="0.06165348">
                <text:p>0.06165348</text:p>
              </table:table-cell>
              <table:table-cell office:value-type="float" office:value="2">
                <text:p>2</text:p>
              </table:table-cell>
              <table:table-cell office:value-type="float" office:value="0.06147798">
                <text:p>0.06147798</text:p>
              </table:table-cell>
              <table:table-cell office:value-type="float" office:value="2">
                <text:p>2</text:p>
              </table:table-cell>
              <table:table-cell office:value-type="float" office:value="0.06259908">
                <text:p>0.062599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4530596">
                <text:p>0.14530596</text:p>
              </table:table-cell>
              <table:table-cell office:value-type="float" office:value="4">
                <text:p>4</text:p>
              </table:table-cell>
              <table:table-cell office:value-type="float" office:value="0.09652635">
                <text:p>0.09652635</text:p>
              </table:table-cell>
              <table:table-cell office:value-type="float" office:value="4">
                <text:p>4</text:p>
              </table:table-cell>
              <table:table-cell office:value-type="float" office:value="0.09788981">
                <text:p>0.09788981</text:p>
              </table:table-cell>
              <table:table-cell office:value-type="float" office:value="4">
                <text:p>4</text:p>
              </table:table-cell>
              <table:table-cell office:value-type="float" office:value="0.09738298">
                <text:p>0.09738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6307244">
                <text:p>0.26307244</text:p>
              </table:table-cell>
              <table:table-cell office:value-type="float" office:value="8">
                <text:p>8</text:p>
              </table:table-cell>
              <table:table-cell office:value-type="float" office:value="0.15991423">
                <text:p>0.15991423</text:p>
              </table:table-cell>
              <table:table-cell office:value-type="float" office:value="8">
                <text:p>8</text:p>
              </table:table-cell>
              <table:table-cell office:value-type="float" office:value="0.15669952">
                <text:p>0.15669952</text:p>
              </table:table-cell>
              <table:table-cell office:value-type="float" office:value="8">
                <text:p>8</text:p>
              </table:table-cell>
              <table:table-cell office:value-type="float" office:value="0.15749344">
                <text:p>0.15749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442263">
                <text:p>0.46442263</text:p>
              </table:table-cell>
              <table:table-cell office:value-type="float" office:value="16">
                <text:p>16</text:p>
              </table:table-cell>
              <table:table-cell office:value-type="float" office:value="0.2706466">
                <text:p>0.2706466</text:p>
              </table:table-cell>
              <table:table-cell office:value-type="float" office:value="16">
                <text:p>16</text:p>
              </table:table-cell>
              <table:table-cell office:value-type="float" office:value="0.26303974">
                <text:p>0.26303974</text:p>
              </table:table-cell>
              <table:table-cell office:value-type="float" office:value="16">
                <text:p>16</text:p>
              </table:table-cell>
              <table:table-cell office:value-type="float" office:value="0.27102052">
                <text:p>0.271020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9867809">
                <text:p>0.9867809</text:p>
              </table:table-cell>
              <table:table-cell office:value-type="float" office:value="32">
                <text:p>32</text:p>
              </table:table-cell>
              <table:table-cell office:value-type="float" office:value="0.53225816">
                <text:p>0.53225816</text:p>
              </table:table-cell>
              <table:table-cell office:value-type="float" office:value="32">
                <text:p>32</text:p>
              </table:table-cell>
              <table:table-cell office:value-type="float" office:value="0.52124114">
                <text:p>0.52124114</text:p>
              </table:table-cell>
              <table:table-cell office:value-type="float" office:value="32">
                <text:p>32</text:p>
              </table:table-cell>
              <table:table-cell office:value-type="float" office:value="0.55486669">
                <text:p>0.55486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.93215025">
                <text:p>1.93215025</text:p>
              </table:table-cell>
              <table:table-cell office:value-type="float" office:value="64">
                <text:p>64</text:p>
              </table:table-cell>
              <table:table-cell office:value-type="float" office:value="1.09840618">
                <text:p>1.09840618</text:p>
              </table:table-cell>
              <table:table-cell office:value-type="float" office:value="64">
                <text:p>64</text:p>
              </table:table-cell>
              <table:table-cell office:value-type="float" office:value="0.9930613">
                <text:p>0.9930613</text:p>
              </table:table-cell>
              <table:table-cell office:value-type="float" office:value="64">
                <text:p>64</text:p>
              </table:table-cell>
              <table:table-cell office:value-type="float" office:value="1.03385633">
                <text:p>1.033856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3.82757462">
                <text:p>3.82757462</text:p>
              </table:table-cell>
              <table:table-cell office:value-type="float" office:value="128">
                <text:p>128</text:p>
              </table:table-cell>
              <table:table-cell office:value-type="float" office:value="1.94865481">
                <text:p>1.94865481</text:p>
              </table:table-cell>
              <table:table-cell office:value-type="float" office:value="128">
                <text:p>128</text:p>
              </table:table-cell>
              <table:table-cell office:value-type="float" office:value="1.98204662">
                <text:p>1.98204662</text:p>
              </table:table-cell>
              <table:table-cell office:value-type="float" office:value="128">
                <text:p>128</text:p>
              </table:table-cell>
              <table:table-cell office:value-type="float" office:value="2.09680406">
                <text:p>2.0968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453cm" svg:y="0.407cm" chart:style-name="ch2">
          <text:p>sorting a set of 26k elements, squad on pc and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2.A1:Sheet2.A8 Sheet2.E1:Sheet2.E1 Sheet2.F1:Sheet2.F8 Sheet2.E10:Sheet2.E10 Sheet2.F10:Sheet2.F33 Sheet2.E18:Sheet2.E18 Sheet2.E26:Sheet2.E26" chart:data-source-has-labels="row" svg:x="1.462cm" svg:y="1.457cm" svg:width="15.565cm" svg:height="10.865cm">
          <chartooo:coordinate-region svg:x="1.898cm" svg:y="1.657cm" svg:width="14.664cm" svg:height="10.018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2.F1:Sheet2.F8" chart:label-cell-address="Sheet2.E1:Sheet2.E1" chart:class="chart:scatter">
            <chart:domain table:cell-range-address="Sheet2.A1:Sheet2.A8"/>
            <chart:data-point chart:repeated="8"/>
          </chart:series>
          <chart:series chart:style-name="ch10" chart:values-cell-range-address="Sheet2.F10:Sheet2.F17" chart:label-cell-address="Sheet2.E10:Sheet2.E10" chart:class="chart:scatter">
            <chart:domain table:cell-range-address="Sheet2.A10:Sheet2.A17"/>
            <chart:data-point chart:repeated="8"/>
          </chart:series>
          <chart:series chart:style-name="ch11" chart:values-cell-range-address="Sheet2.F18:Sheet2.F25" chart:label-cell-address="Sheet2.E18:Sheet2.E18" chart:class="chart:scatter">
            <chart:domain table:cell-range-address="Sheet2.A18:Sheet2.A25"/>
            <chart:data-point chart:repeated="8"/>
          </chart:series>
          <chart:series chart:style-name="ch12" chart:values-cell-range-address="Sheet2.F26:Sheet2.F33" chart:label-cell-address="Sheet2.E26:Sheet2.E26" chart:class="chart:scatter">
            <chart:domain table:cell-range-address="Sheet2.A26:Sheet2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2.E1:Sheet2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2.E10:Sheet2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2.E18:Sheet2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2.E26:Sheet2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8</svg:desc>
                </draw:g>
              </table:table-cell>
              <table:table-cell office:value-type="float" office:value="0.01617849">
                <text:p>0.01617849</text:p>
                <draw:g>
                  <svg:desc>Sheet2.F1:Sheet2.F8</svg:desc>
                </draw:g>
              </table:table-cell>
              <table:table-cell office:value-type="float" office:value="1">
                <text:p>1</text:p>
                <draw:g>
                  <svg:desc>Sheet2.A10:Sheet2.A17</svg:desc>
                </draw:g>
              </table:table-cell>
              <table:table-cell office:value-type="float" office:value="0.10049342">
                <text:p>0.10049342</text:p>
                <draw:g>
                  <svg:desc>Sheet2.F10:Sheet2.F17</svg:desc>
                </draw:g>
              </table:table-cell>
              <table:table-cell office:value-type="float" office:value="1">
                <text:p>1</text:p>
                <draw:g>
                  <svg:desc>Sheet2.A18:Sheet2.A25</svg:desc>
                </draw:g>
              </table:table-cell>
              <table:table-cell office:value-type="float" office:value="0.09947685">
                <text:p>0.09947685</text:p>
                <draw:g>
                  <svg:desc>Sheet2.F18:Sheet2.F25</svg:desc>
                </draw:g>
              </table:table-cell>
              <table:table-cell office:value-type="float" office:value="NaN">
                <text:p>NaN</text:p>
                <draw:g>
                  <svg:desc>Sheet2.A26:Sheet2.A33</svg:desc>
                </draw:g>
              </table:table-cell>
              <table:table-cell office:value-type="float" office:value="0">
                <text:p>0</text:p>
                <draw:g>
                  <svg:desc>Sheet2.F26:Sheet2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16531369">
                <text:p>0.16531369</text:p>
              </table:table-cell>
              <table:table-cell office:value-type="float" office:value="2">
                <text:p>2</text:p>
              </table:table-cell>
              <table:table-cell office:value-type="float" office:value="0.16542154">
                <text:p>0.1654215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32458904">
                <text:p>0.32458904</text:p>
              </table:table-cell>
              <table:table-cell office:value-type="float" office:value="4">
                <text:p>4</text:p>
              </table:table-cell>
              <table:table-cell office:value-type="float" office:value="0.3241178">
                <text:p>0.32411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0.6177205">
                <text:p>0.6177205</text:p>
              </table:table-cell>
              <table:table-cell office:value-type="float" office:value="8">
                <text:p>8</text:p>
              </table:table-cell>
              <table:table-cell office:value-type="float" office:value="0.6158117">
                <text:p>0.61581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10448007">
                <text:p>1.10448007</text:p>
              </table:table-cell>
              <table:table-cell office:value-type="float" office:value="16">
                <text:p>16</text:p>
              </table:table-cell>
              <table:table-cell office:value-type="float" office:value="1.10377796">
                <text:p>1.103777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2.34586479">
                <text:p>2.34586479</text:p>
              </table:table-cell>
              <table:table-cell office:value-type="float" office:value="32">
                <text:p>32</text:p>
              </table:table-cell>
              <table:table-cell office:value-type="float" office:value="2.338287">
                <text:p>2.33828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4.58556625">
                <text:p>4.58556625</text:p>
              </table:table-cell>
              <table:table-cell office:value-type="float" office:value="64">
                <text:p>64</text:p>
              </table:table-cell>
              <table:table-cell office:value-type="float" office:value="4.588724">
                <text:p>4.58872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9.12884">
                <text:p>9.12884</text:p>
              </table:table-cell>
              <table:table-cell office:value-type="float" office:value="128">
                <text:p>128</text:p>
              </table:table-cell>
              <table:table-cell office:value-type="float" office:value="9.1074795">
                <text:p>9.10747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5.147cm" svg:y="0.407cm" chart:style-name="ch2">
          <text:p>sorting a set of 26k elements, 2 squidlets on one raspberry pi</text:p>
        </chart:title>
        <chart:legend chart:legend-position="end" svg:x="17.477cm" svg:y="5.741cm" style:legend-expansion="high" chart:style-name="ch3"/>
        <chart:plot-area chart:style-name="ch4" table:cell-range-address="Sheet3.A1:Sheet3.A8 Sheet3.E1:Sheet3.E1 Sheet3.F1:Sheet3.F8 Sheet3.E10:Sheet3.E10 Sheet3.F10:Sheet3.F33 Sheet3.E18:Sheet3.E18 Sheet3.E26:Sheet3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3.F1:Sheet3.F8" chart:label-cell-address="Sheet3.E1:Sheet3.E1" chart:class="chart:scatter">
            <chart:domain table:cell-range-address="Sheet3.A1:Sheet3.A8"/>
            <chart:data-point chart:repeated="8"/>
          </chart:series>
          <chart:series chart:style-name="ch10" chart:values-cell-range-address="Sheet3.F10:Sheet3.F17" chart:label-cell-address="Sheet3.E10:Sheet3.E10" chart:class="chart:scatter">
            <chart:domain table:cell-range-address="Sheet3.A10:Sheet3.A17"/>
            <chart:data-point chart:repeated="8"/>
          </chart:series>
          <chart:series chart:style-name="ch11" chart:values-cell-range-address="Sheet3.F18:Sheet3.F25" chart:label-cell-address="Sheet3.E18:Sheet3.E18" chart:class="chart:scatter">
            <chart:domain table:cell-range-address="Sheet3.A18:Sheet3.A25"/>
            <chart:data-point chart:repeated="8"/>
          </chart:series>
          <chart:series chart:style-name="ch12" chart:values-cell-range-address="Sheet3.F26:Sheet3.F33" chart:label-cell-address="Sheet3.E26:Sheet3.E26" chart:class="chart:scatter">
            <chart:domain table:cell-range-address="Sheet3.A26:Sheet3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3.E1:Sheet3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3.E10:Sheet3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3.E18:Sheet3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3.E26:Sheet3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3.A1:Sheet3.A8</svg:desc>
                </draw:g>
              </table:table-cell>
              <table:table-cell office:value-type="float" office:value="0.16232069">
                <text:p>0.16232069</text:p>
                <draw:g>
                  <svg:desc>Sheet3.F1:Sheet3.F8</svg:desc>
                </draw:g>
              </table:table-cell>
              <table:table-cell office:value-type="float" office:value="1">
                <text:p>1</text:p>
                <draw:g>
                  <svg:desc>Sheet3.A10:Sheet3.A17</svg:desc>
                </draw:g>
              </table:table-cell>
              <table:table-cell office:value-type="float" office:value="0.10051052">
                <text:p>0.10051052</text:p>
                <draw:g>
                  <svg:desc>Sheet3.F10:Sheet3.F17</svg:desc>
                </draw:g>
              </table:table-cell>
              <table:table-cell office:value-type="float" office:value="1">
                <text:p>1</text:p>
                <draw:g>
                  <svg:desc>Sheet3.A18:Sheet3.A25</svg:desc>
                </draw:g>
              </table:table-cell>
              <table:table-cell office:value-type="float" office:value="0.1002492">
                <text:p>0.1002492</text:p>
                <draw:g>
                  <svg:desc>Sheet3.F18:Sheet3.F25</svg:desc>
                </draw:g>
              </table:table-cell>
              <table:table-cell office:value-type="float" office:value="1">
                <text:p>1</text:p>
                <draw:g>
                  <svg:desc>Sheet3.A26:Sheet3.A33</svg:desc>
                </draw:g>
              </table:table-cell>
              <table:table-cell office:value-type="float" office:value="0.0999817">
                <text:p>0.0999817</text:p>
                <draw:g>
                  <svg:desc>Sheet3.F26:Sheet3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200772">
                <text:p>0.31200772</text:p>
              </table:table-cell>
              <table:table-cell office:value-type="float" office:value="2">
                <text:p>2</text:p>
              </table:table-cell>
              <table:table-cell office:value-type="float" office:value="0.16962562">
                <text:p>0.16962562</text:p>
              </table:table-cell>
              <table:table-cell office:value-type="float" office:value="2">
                <text:p>2</text:p>
              </table:table-cell>
              <table:table-cell office:value-type="float" office:value="0.1779595">
                <text:p>0.1779595</text:p>
              </table:table-cell>
              <table:table-cell office:value-type="float" office:value="2">
                <text:p>2</text:p>
              </table:table-cell>
              <table:table-cell office:value-type="float" office:value="0.17000353">
                <text:p>0.170003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89031">
                <text:p>0.589031</text:p>
              </table:table-cell>
              <table:table-cell office:value-type="float" office:value="4">
                <text:p>4</text:p>
              </table:table-cell>
              <table:table-cell office:value-type="float" office:value="0.32500484">
                <text:p>0.32500484</text:p>
              </table:table-cell>
              <table:table-cell office:value-type="float" office:value="4">
                <text:p>4</text:p>
              </table:table-cell>
              <table:table-cell office:value-type="float" office:value="0.325603">
                <text:p>0.325603</text:p>
              </table:table-cell>
              <table:table-cell office:value-type="float" office:value="4">
                <text:p>4</text:p>
              </table:table-cell>
              <table:table-cell office:value-type="float" office:value="0.32504781">
                <text:p>0.32504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69339">
                <text:p>1.069339</text:p>
              </table:table-cell>
              <table:table-cell office:value-type="float" office:value="8">
                <text:p>8</text:p>
              </table:table-cell>
              <table:table-cell office:value-type="float" office:value="0.6199105">
                <text:p>0.6199105</text:p>
              </table:table-cell>
              <table:table-cell office:value-type="float" office:value="8">
                <text:p>8</text:p>
              </table:table-cell>
              <table:table-cell office:value-type="float" office:value="0.62355556">
                <text:p>0.62355556</text:p>
              </table:table-cell>
              <table:table-cell office:value-type="float" office:value="8">
                <text:p>8</text:p>
              </table:table-cell>
              <table:table-cell office:value-type="float" office:value="0.62504794">
                <text:p>0.62504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89632025">
                <text:p>1.89632025</text:p>
              </table:table-cell>
              <table:table-cell office:value-type="float" office:value="16">
                <text:p>16</text:p>
              </table:table-cell>
              <table:table-cell office:value-type="float" office:value="1.11352725">
                <text:p>1.11352725</text:p>
              </table:table-cell>
              <table:table-cell office:value-type="float" office:value="16">
                <text:p>16</text:p>
              </table:table-cell>
              <table:table-cell office:value-type="float" office:value="1.11108688">
                <text:p>1.11108688</text:p>
              </table:table-cell>
              <table:table-cell office:value-type="float" office:value="16">
                <text:p>16</text:p>
              </table:table-cell>
              <table:table-cell office:value-type="float" office:value="1.11647012">
                <text:p>1.116470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210185">
                <text:p>4.0210185</text:p>
              </table:table-cell>
              <table:table-cell office:value-type="float" office:value="32">
                <text:p>32</text:p>
              </table:table-cell>
              <table:table-cell office:value-type="float" office:value="2.37647525">
                <text:p>2.37647525</text:p>
              </table:table-cell>
              <table:table-cell office:value-type="float" office:value="32">
                <text:p>32</text:p>
              </table:table-cell>
              <table:table-cell office:value-type="float" office:value="2.363558">
                <text:p>2.363558</text:p>
              </table:table-cell>
              <table:table-cell office:value-type="float" office:value="32">
                <text:p>32</text:p>
              </table:table-cell>
              <table:table-cell office:value-type="float" office:value="2.37529375">
                <text:p>2.3752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8655015">
                <text:p>7.8655015</text:p>
              </table:table-cell>
              <table:table-cell office:value-type="float" office:value="64">
                <text:p>64</text:p>
              </table:table-cell>
              <table:table-cell office:value-type="float" office:value="4.617148">
                <text:p>4.617148</text:p>
              </table:table-cell>
              <table:table-cell office:value-type="float" office:value="64">
                <text:p>64</text:p>
              </table:table-cell>
              <table:table-cell office:value-type="float" office:value="4.640765">
                <text:p>4.640765</text:p>
              </table:table-cell>
              <table:table-cell office:value-type="float" office:value="64">
                <text:p>64</text:p>
              </table:table-cell>
              <table:table-cell office:value-type="float" office:value="4.657031">
                <text:p>4.6570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620037">
                <text:p>15.620037</text:p>
              </table:table-cell>
              <table:table-cell office:value-type="float" office:value="128">
                <text:p>128</text:p>
              </table:table-cell>
              <table:table-cell office:value-type="float" office:value="9.167138">
                <text:p>9.167138</text:p>
              </table:table-cell>
              <table:table-cell office:value-type="float" office:value="128">
                <text:p>128</text:p>
              </table:table-cell>
              <table:table-cell office:value-type="float" office:value="9.224772">
                <text:p>9.224772</text:p>
              </table:table-cell>
              <table:table-cell office:value-type="float" office:value="128">
                <text:p>128</text:p>
              </table:table-cell>
              <table:table-cell office:value-type="float" office:value="9.182747">
                <text:p>9.1827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3.573cm" svg:y="0.407cm" chart:style-name="ch2">
          <text:p>sorting a set of 26k elements, squad on pc and 1 squidlet on one raspberry pi</text:p>
        </chart:title>
        <chart:legend chart:legend-position="end" svg:x="17.662cm" svg:y="5.741cm" style:legend-expansion="high" chart:style-name="ch3"/>
        <chart:plot-area chart:style-name="ch4" table:cell-range-address="Sheet4.A1:Sheet4.A8 Sheet4.E1:Sheet4.E1 Sheet4.F1:Sheet4.F8 Sheet4.E10:Sheet4.E10 Sheet4.F10:Sheet4.F33 Sheet4.E18:Sheet4.E18 Sheet4.E26:Sheet4.E26" chart:data-source-has-labels="row" svg:x="1.462cm" svg:y="1.457cm" svg:width="15.75cm" svg:height="10.865cm">
          <chartooo:coordinate-region svg:x="1.898cm" svg:y="1.656cm" svg:width="14.849cm" svg:height="10.019cm"/>
          <chart:axis chart:dimension="x" chart:name="primary-x" chart:style-name="ch5">
            <chart:title svg:x="8.79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4.F1:Sheet4.F8" chart:label-cell-address="Sheet4.E1:Sheet4.E1" chart:class="chart:scatter">
            <chart:domain table:cell-range-address="Sheet4.A1:Sheet4.A8"/>
            <chart:data-point chart:repeated="8"/>
          </chart:series>
          <chart:series chart:style-name="ch10" chart:values-cell-range-address="Sheet4.F10:Sheet4.F17" chart:label-cell-address="Sheet4.E10:Sheet4.E10" chart:class="chart:scatter">
            <chart:domain table:cell-range-address="Sheet4.A10:Sheet4.A17"/>
            <chart:data-point chart:repeated="8"/>
          </chart:series>
          <chart:series chart:style-name="ch11" chart:values-cell-range-address="Sheet4.F18:Sheet4.F25" chart:label-cell-address="Sheet4.E18:Sheet4.E18" chart:class="chart:scatter">
            <chart:domain table:cell-range-address="Sheet4.A18:Sheet4.A25"/>
            <chart:data-point chart:repeated="8"/>
          </chart:series>
          <chart:series chart:style-name="ch12" chart:values-cell-range-address="Sheet4.F26:Sheet4.F33" chart:label-cell-address="Sheet4.E26:Sheet4.E26" chart:class="chart:scatter">
            <chart:domain table:cell-range-address="Sheet4.A26:Sheet4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4.E1:Sheet4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0 bytes</text:p>
                <draw:g>
                  <svg:desc>Sheet4.E10:Sheet4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200 bytes</text:p>
                <draw:g>
                  <svg:desc>Sheet4.E18:Sheet4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 squidlet, 10100 bytes</text:p>
                <draw:g>
                  <svg:desc>Sheet4.E26:Sheet4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4.A1:Sheet4.A8</svg:desc>
                </draw:g>
              </table:table-cell>
              <table:table-cell office:value-type="float" office:value="0.01617849">
                <text:p>0.01617849</text:p>
                <draw:g>
                  <svg:desc>Sheet4.F1:Sheet4.F8</svg:desc>
                </draw:g>
              </table:table-cell>
              <table:table-cell office:value-type="float" office:value="1">
                <text:p>1</text:p>
                <draw:g>
                  <svg:desc>Sheet4.A10:Sheet4.A17</svg:desc>
                </draw:g>
              </table:table-cell>
              <table:table-cell office:value-type="float" office:value="0.19034119">
                <text:p>0.19034119</text:p>
                <draw:g>
                  <svg:desc>Sheet4.F10:Sheet4.F17</svg:desc>
                </draw:g>
              </table:table-cell>
              <table:table-cell office:value-type="float" office:value="1">
                <text:p>1</text:p>
                <draw:g>
                  <svg:desc>Sheet4.A18:Sheet4.A25</svg:desc>
                </draw:g>
              </table:table-cell>
              <table:table-cell office:value-type="float" office:value="0.19001434">
                <text:p>0.19001434</text:p>
                <draw:g>
                  <svg:desc>Sheet4.F18:Sheet4.F25</svg:desc>
                </draw:g>
              </table:table-cell>
              <table:table-cell office:value-type="float" office:value="NaN">
                <text:p>NaN</text:p>
                <draw:g>
                  <svg:desc>Sheet4.A26:Sheet4.A33</svg:desc>
                </draw:g>
              </table:table-cell>
              <table:table-cell office:value-type="float" office:value="0">
                <text:p>0</text:p>
                <draw:g>
                  <svg:desc>Sheet4.F26:Sheet4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3134955">
                <text:p>0.03134955</text:p>
              </table:table-cell>
              <table:table-cell office:value-type="float" office:value="2">
                <text:p>2</text:p>
              </table:table-cell>
              <table:table-cell office:value-type="float" office:value="0.32748366">
                <text:p>0.32748366</text:p>
              </table:table-cell>
              <table:table-cell office:value-type="float" office:value="2">
                <text:p>2</text:p>
              </table:table-cell>
              <table:table-cell office:value-type="float" office:value="0.33004626">
                <text:p>0.3300462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5910472">
                <text:p>0.05910472</text:p>
              </table:table-cell>
              <table:table-cell office:value-type="float" office:value="4">
                <text:p>4</text:p>
              </table:table-cell>
              <table:table-cell office:value-type="float" office:value="0.6031921">
                <text:p>0.6031921</text:p>
              </table:table-cell>
              <table:table-cell office:value-type="float" office:value="4">
                <text:p>4</text:p>
              </table:table-cell>
              <table:table-cell office:value-type="float" office:value="0.607995">
                <text:p>0.6079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0689167">
                <text:p>0.10689167</text:p>
              </table:table-cell>
              <table:table-cell office:value-type="float" office:value="8">
                <text:p>8</text:p>
              </table:table-cell>
              <table:table-cell office:value-type="float" office:value="1.098445">
                <text:p>1.098445</text:p>
              </table:table-cell>
              <table:table-cell office:value-type="float" office:value="8">
                <text:p>8</text:p>
              </table:table-cell>
              <table:table-cell office:value-type="float" office:value="1.11017822">
                <text:p>1.1101782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18866991">
                <text:p>0.18866991</text:p>
              </table:table-cell>
              <table:table-cell office:value-type="float" office:value="16">
                <text:p>16</text:p>
              </table:table-cell>
              <table:table-cell office:value-type="float" office:value="1.94251144">
                <text:p>1.94251144</text:p>
              </table:table-cell>
              <table:table-cell office:value-type="float" office:value="16">
                <text:p>16</text:p>
              </table:table-cell>
              <table:table-cell office:value-type="float" office:value="1.93782888">
                <text:p>1.9378288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40560173">
                <text:p>0.40560173</text:p>
              </table:table-cell>
              <table:table-cell office:value-type="float" office:value="32">
                <text:p>32</text:p>
              </table:table-cell>
              <table:table-cell office:value-type="float" office:value="4.10722538">
                <text:p>4.10722538</text:p>
              </table:table-cell>
              <table:table-cell office:value-type="float" office:value="32">
                <text:p>32</text:p>
              </table:table-cell>
              <table:table-cell office:value-type="float" office:value="4.04505525">
                <text:p>4.045055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8921042">
                <text:p>0.78921042</text:p>
              </table:table-cell>
              <table:table-cell office:value-type="float" office:value="64">
                <text:p>64</text:p>
              </table:table-cell>
              <table:table-cell office:value-type="float" office:value="7.9276435">
                <text:p>7.9276435</text:p>
              </table:table-cell>
              <table:table-cell office:value-type="float" office:value="64">
                <text:p>64</text:p>
              </table:table-cell>
              <table:table-cell office:value-type="float" office:value="7.8761495">
                <text:p>7.87614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.57245695">
                <text:p>1.57245695</text:p>
              </table:table-cell>
              <table:table-cell office:value-type="float" office:value="128">
                <text:p>128</text:p>
              </table:table-cell>
              <table:table-cell office:value-type="float" office:value="15.7519975">
                <text:p>15.7519975</text:p>
              </table:table-cell>
              <table:table-cell office:value-type="float" office:value="128">
                <text:p>128</text:p>
              </table:table-cell>
              <table:table-cell office:value-type="float" office:value="15.610319">
                <text:p>15.61031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2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5.A1:Sheet5.A8 Sheet5.E1:Sheet5.E1 Sheet5.F1:Sheet5.F8 Sheet5.E10:Sheet5.E10 Sheet5.F10:Sheet5.F33 Sheet5.E18:Sheet5.E18 Sheet5.E26:Sheet5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5.F1:Sheet5.F8" chart:label-cell-address="Sheet5.E1:Sheet5.E1" chart:class="chart:scatter">
            <chart:domain table:cell-range-address="Sheet5.A1:Sheet5.A8"/>
            <chart:data-point chart:repeated="8"/>
          </chart:series>
          <chart:series chart:style-name="ch10" chart:values-cell-range-address="Sheet5.F10:Sheet5.F17" chart:label-cell-address="Sheet5.E10:Sheet5.E10" chart:class="chart:scatter">
            <chart:domain table:cell-range-address="Sheet5.A10:Sheet5.A17"/>
            <chart:data-point chart:repeated="8"/>
          </chart:series>
          <chart:series chart:style-name="ch11" chart:values-cell-range-address="Sheet5.F18:Sheet5.F25" chart:label-cell-address="Sheet5.E18:Sheet5.E18" chart:class="chart:scatter">
            <chart:domain table:cell-range-address="Sheet5.A18:Sheet5.A25"/>
            <chart:data-point chart:repeated="8"/>
          </chart:series>
          <chart:series chart:style-name="ch12" chart:values-cell-range-address="Sheet5.F26:Sheet5.F33" chart:label-cell-address="Sheet5.E26:Sheet5.E26" chart:class="chart:scatter">
            <chart:domain table:cell-range-address="Sheet5.A26:Sheet5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5.E1:Sheet5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0 bytes</text:p>
                <draw:g>
                  <svg:desc>Sheet5.E10:Sheet5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200 bytes</text:p>
                <draw:g>
                  <svg:desc>Sheet5.E18:Sheet5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 squidlets, 10100 bytes</text:p>
                <draw:g>
                  <svg:desc>Sheet5.E26:Sheet5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5.A1:Sheet5.A8</svg:desc>
                </draw:g>
              </table:table-cell>
              <table:table-cell office:value-type="float" office:value="0.16445344">
                <text:p>0.16445344</text:p>
                <draw:g>
                  <svg:desc>Sheet5.F1:Sheet5.F8</svg:desc>
                </draw:g>
              </table:table-cell>
              <table:table-cell office:value-type="float" office:value="1">
                <text:p>1</text:p>
                <draw:g>
                  <svg:desc>Sheet5.A10:Sheet5.A17</svg:desc>
                </draw:g>
              </table:table-cell>
              <table:table-cell office:value-type="float" office:value="0.10010037">
                <text:p>0.10010037</text:p>
                <draw:g>
                  <svg:desc>Sheet5.F10:Sheet5.F17</svg:desc>
                </draw:g>
              </table:table-cell>
              <table:table-cell office:value-type="float" office:value="1">
                <text:p>1</text:p>
                <draw:g>
                  <svg:desc>Sheet5.A18:Sheet5.A25</svg:desc>
                </draw:g>
              </table:table-cell>
              <table:table-cell office:value-type="float" office:value="0.10038307">
                <text:p>0.10038307</text:p>
                <draw:g>
                  <svg:desc>Sheet5.F18:Sheet5.F25</svg:desc>
                </draw:g>
              </table:table-cell>
              <table:table-cell office:value-type="float" office:value="1">
                <text:p>1</text:p>
                <draw:g>
                  <svg:desc>Sheet5.A26:Sheet5.A33</svg:desc>
                </draw:g>
              </table:table-cell>
              <table:table-cell office:value-type="float" office:value="0.10021773">
                <text:p>0.10021773</text:p>
                <draw:g>
                  <svg:desc>Sheet5.F26:Sheet5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17006409">
                <text:p>0.17006409</text:p>
              </table:table-cell>
              <table:table-cell office:value-type="float" office:value="2">
                <text:p>2</text:p>
              </table:table-cell>
              <table:table-cell office:value-type="float" office:value="0.16706017">
                <text:p>0.16706017</text:p>
              </table:table-cell>
              <table:table-cell office:value-type="float" office:value="2">
                <text:p>2</text:p>
              </table:table-cell>
              <table:table-cell office:value-type="float" office:value="0.1703998">
                <text:p>0.1703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32601591">
                <text:p>0.32601591</text:p>
              </table:table-cell>
              <table:table-cell office:value-type="float" office:value="4">
                <text:p>4</text:p>
              </table:table-cell>
              <table:table-cell office:value-type="float" office:value="0.34244628">
                <text:p>0.34244628</text:p>
              </table:table-cell>
              <table:table-cell office:value-type="float" office:value="4">
                <text:p>4</text:p>
              </table:table-cell>
              <table:table-cell office:value-type="float" office:value="0.32548044">
                <text:p>0.325480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62085906">
                <text:p>0.62085906</text:p>
              </table:table-cell>
              <table:table-cell office:value-type="float" office:value="8">
                <text:p>8</text:p>
              </table:table-cell>
              <table:table-cell office:value-type="float" office:value="0.65195194">
                <text:p>0.65195194</text:p>
              </table:table-cell>
              <table:table-cell office:value-type="float" office:value="8">
                <text:p>8</text:p>
              </table:table-cell>
              <table:table-cell office:value-type="float" office:value="0.62085788">
                <text:p>0.620857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11565475">
                <text:p>1.11565475</text:p>
              </table:table-cell>
              <table:table-cell office:value-type="float" office:value="16">
                <text:p>16</text:p>
              </table:table-cell>
              <table:table-cell office:value-type="float" office:value="1.11570238">
                <text:p>1.11570238</text:p>
              </table:table-cell>
              <table:table-cell office:value-type="float" office:value="16">
                <text:p>16</text:p>
              </table:table-cell>
              <table:table-cell office:value-type="float" office:value="1.11407712">
                <text:p>1.114077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2.37185875">
                <text:p>2.37185875</text:p>
              </table:table-cell>
              <table:table-cell office:value-type="float" office:value="32">
                <text:p>32</text:p>
              </table:table-cell>
              <table:table-cell office:value-type="float" office:value="2.36740075">
                <text:p>2.36740075</text:p>
              </table:table-cell>
              <table:table-cell office:value-type="float" office:value="32">
                <text:p>32</text:p>
              </table:table-cell>
              <table:table-cell office:value-type="float" office:value="2.35555625">
                <text:p>2.3555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4.6246945">
                <text:p>4.6246945</text:p>
              </table:table-cell>
              <table:table-cell office:value-type="float" office:value="64">
                <text:p>64</text:p>
              </table:table-cell>
              <table:table-cell office:value-type="float" office:value="4.633978">
                <text:p>4.633978</text:p>
              </table:table-cell>
              <table:table-cell office:value-type="float" office:value="64">
                <text:p>64</text:p>
              </table:table-cell>
              <table:table-cell office:value-type="float" office:value="4.604596">
                <text:p>4.6045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9.151577">
                <text:p>9.151577</text:p>
              </table:table-cell>
              <table:table-cell office:value-type="float" office:value="128">
                <text:p>128</text:p>
              </table:table-cell>
              <table:table-cell office:value-type="float" office:value="9.206047">
                <text:p>9.206047</text:p>
              </table:table-cell>
              <table:table-cell office:value-type="float" office:value="128">
                <text:p>128</text:p>
              </table:table-cell>
              <table:table-cell office:value-type="float" office:value="9.149492">
                <text:p>9.14949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3.574cm" xlink:href=".." xlink:type="simple" chart:class="chart:scatter" chart:style-name="ch1">
        <chart:title svg:x="4.313cm" svg:y="0.407cm" chart:style-name="ch2">
          <text:p>sorting a set of 26k elements, 4 squidlets on one raspberry pi with fan</text:p>
        </chart:title>
        <chart:legend chart:legend-position="end" svg:x="17.477cm" svg:y="5.741cm" style:legend-expansion="high" chart:style-name="ch3"/>
        <chart:plot-area chart:style-name="ch4" table:cell-range-address="Sheet6.A1:Sheet6.A8 Sheet6.E1:Sheet6.E1 Sheet6.F1:Sheet6.F8 Sheet6.E10:Sheet6.E10 Sheet6.F10:Sheet6.F33 Sheet6.E18:Sheet6.E18 Sheet6.E26:Sheet6.E26" chart:data-source-has-labels="row" svg:x="1.462cm" svg:y="1.457cm" svg:width="15.565cm" svg:height="10.865cm">
          <chartooo:coordinate-region svg:x="1.898cm" svg:y="1.656cm" svg:width="14.664cm" svg:height="10.019cm"/>
          <chart:axis chart:dimension="x" chart:name="primary-x" chart:style-name="ch5">
            <chart:title svg:x="8.697cm" svg:y="12.593cm" chart:style-name="ch6">
              <text:p>nb sort</text:p>
            </chart:title>
          </chart:axis>
          <chart:axis chart:dimension="y" chart:name="primary-y" chart:style-name="ch5">
            <chart:title svg:x="0.451cm" svg:y="7.475cm" chart:style-name="ch7">
              <text:p>time (s)</text:p>
            </chart:title>
            <chart:grid chart:style-name="ch8" chart:class="major"/>
          </chart:axis>
          <chart:series chart:style-name="ch9" chart:values-cell-range-address="Sheet6.F1:Sheet6.F8" chart:label-cell-address="Sheet6.E1:Sheet6.E1" chart:class="chart:scatter">
            <chart:domain table:cell-range-address="Sheet6.A1:Sheet6.A8"/>
            <chart:data-point chart:repeated="8"/>
          </chart:series>
          <chart:series chart:style-name="ch10" chart:values-cell-range-address="Sheet6.F10:Sheet6.F17" chart:label-cell-address="Sheet6.E10:Sheet6.E10" chart:class="chart:scatter">
            <chart:domain table:cell-range-address="Sheet6.A10:Sheet6.A17"/>
            <chart:data-point chart:repeated="8"/>
          </chart:series>
          <chart:series chart:style-name="ch11" chart:values-cell-range-address="Sheet6.F18:Sheet6.F25" chart:label-cell-address="Sheet6.E18:Sheet6.E18" chart:class="chart:scatter">
            <chart:domain table:cell-range-address="Sheet6.A18:Sheet6.A25"/>
            <chart:data-point chart:repeated="8"/>
          </chart:series>
          <chart:series chart:style-name="ch12" chart:values-cell-range-address="Sheet6.F26:Sheet6.F33" chart:label-cell-address="Sheet6.E26:Sheet6.E26" chart:class="chart:scatter">
            <chart:domain table:cell-range-address="Sheet6.A26:Sheet6.A33"/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al</text:p>
                <draw:g>
                  <svg:desc>Sheet6.E1:Sheet6.E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0 bytes</text:p>
                <draw:g>
                  <svg:desc>Sheet6.E10:Sheet6.E10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200 bytes</text:p>
                <draw:g>
                  <svg:desc>Sheet6.E18:Sheet6.E18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 squidlets, 10100 bytes</text:p>
                <draw:g>
                  <svg:desc>Sheet6.E26:Sheet6.E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6.A1:Sheet6.A8</svg:desc>
                </draw:g>
              </table:table-cell>
              <table:table-cell office:value-type="float" office:value="0.16445344">
                <text:p>0.16445344</text:p>
                <draw:g>
                  <svg:desc>Sheet6.F1:Sheet6.F8</svg:desc>
                </draw:g>
              </table:table-cell>
              <table:table-cell office:value-type="float" office:value="1">
                <text:p>1</text:p>
                <draw:g>
                  <svg:desc>Sheet6.A10:Sheet6.A17</svg:desc>
                </draw:g>
              </table:table-cell>
              <table:table-cell office:value-type="float" office:value="0.05057838">
                <text:p>0.05057838</text:p>
                <draw:g>
                  <svg:desc>Sheet6.F10:Sheet6.F17</svg:desc>
                </draw:g>
              </table:table-cell>
              <table:table-cell office:value-type="float" office:value="1">
                <text:p>1</text:p>
                <draw:g>
                  <svg:desc>Sheet6.A18:Sheet6.A25</svg:desc>
                </draw:g>
              </table:table-cell>
              <table:table-cell office:value-type="float" office:value="0.0503871">
                <text:p>0.0503871</text:p>
                <draw:g>
                  <svg:desc>Sheet6.F18:Sheet6.F25</svg:desc>
                </draw:g>
              </table:table-cell>
              <table:table-cell office:value-type="float" office:value="1">
                <text:p>1</text:p>
                <draw:g>
                  <svg:desc>Sheet6.A26:Sheet6.A33</svg:desc>
                </draw:g>
              </table:table-cell>
              <table:table-cell office:value-type="float" office:value="0.05074211">
                <text:p>0.05074211</text:p>
                <draw:g>
                  <svg:desc>Sheet6.F26:Sheet6.F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1712097">
                <text:p>0.31712097</text:p>
              </table:table-cell>
              <table:table-cell office:value-type="float" office:value="2">
                <text:p>2</text:p>
              </table:table-cell>
              <table:table-cell office:value-type="float" office:value="0.08800591">
                <text:p>0.08800591</text:p>
              </table:table-cell>
              <table:table-cell office:value-type="float" office:value="2">
                <text:p>2</text:p>
              </table:table-cell>
              <table:table-cell office:value-type="float" office:value="0.09258298">
                <text:p>0.09258298</text:p>
              </table:table-cell>
              <table:table-cell office:value-type="float" office:value="2">
                <text:p>2</text:p>
              </table:table-cell>
              <table:table-cell office:value-type="float" office:value="0.09278238">
                <text:p>0.09278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9713606">
                <text:p>0.59713606</text:p>
              </table:table-cell>
              <table:table-cell office:value-type="float" office:value="4">
                <text:p>4</text:p>
              </table:table-cell>
              <table:table-cell office:value-type="float" office:value="0.1758608">
                <text:p>0.1758608</text:p>
              </table:table-cell>
              <table:table-cell office:value-type="float" office:value="4">
                <text:p>4</text:p>
              </table:table-cell>
              <table:table-cell office:value-type="float" office:value="0.17570314">
                <text:p>0.17570314</text:p>
              </table:table-cell>
              <table:table-cell office:value-type="float" office:value="4">
                <text:p>4</text:p>
              </table:table-cell>
              <table:table-cell office:value-type="float" office:value="0.17571352">
                <text:p>0.175713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8121638">
                <text:p>1.08121638</text:p>
              </table:table-cell>
              <table:table-cell office:value-type="float" office:value="8">
                <text:p>8</text:p>
              </table:table-cell>
              <table:table-cell office:value-type="float" office:value="0.35069388">
                <text:p>0.35069388</text:p>
              </table:table-cell>
              <table:table-cell office:value-type="float" office:value="8">
                <text:p>8</text:p>
              </table:table-cell>
              <table:table-cell office:value-type="float" office:value="0.34295397">
                <text:p>0.34295397</text:p>
              </table:table-cell>
              <table:table-cell office:value-type="float" office:value="8">
                <text:p>8</text:p>
              </table:table-cell>
              <table:table-cell office:value-type="float" office:value="0.35131306">
                <text:p>0.351313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91568025">
                <text:p>1.91568025</text:p>
              </table:table-cell>
              <table:table-cell office:value-type="float" office:value="16">
                <text:p>16</text:p>
              </table:table-cell>
              <table:table-cell office:value-type="float" office:value="1.0519465">
                <text:p>1.0519465</text:p>
              </table:table-cell>
              <table:table-cell office:value-type="float" office:value="16">
                <text:p>16</text:p>
              </table:table-cell>
              <table:table-cell office:value-type="float" office:value="1.04507506">
                <text:p>1.04507506</text:p>
              </table:table-cell>
              <table:table-cell office:value-type="float" office:value="16">
                <text:p>16</text:p>
              </table:table-cell>
              <table:table-cell office:value-type="float" office:value="1.05540638">
                <text:p>1.055406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4.06830825">
                <text:p>4.06830825</text:p>
              </table:table-cell>
              <table:table-cell office:value-type="float" office:value="32">
                <text:p>32</text:p>
              </table:table-cell>
              <table:table-cell office:value-type="float" office:value="1.34596588">
                <text:p>1.34596588</text:p>
              </table:table-cell>
              <table:table-cell office:value-type="float" office:value="32">
                <text:p>32</text:p>
              </table:table-cell>
              <table:table-cell office:value-type="float" office:value="1.33884925">
                <text:p>1.33884925</text:p>
              </table:table-cell>
              <table:table-cell office:value-type="float" office:value="32">
                <text:p>32</text:p>
              </table:table-cell>
              <table:table-cell office:value-type="float" office:value="1.33589038">
                <text:p>1.335890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7.9484115">
                <text:p>7.9484115</text:p>
              </table:table-cell>
              <table:table-cell office:value-type="float" office:value="64">
                <text:p>64</text:p>
              </table:table-cell>
              <table:table-cell office:value-type="float" office:value="3.028516">
                <text:p>3.028516</text:p>
              </table:table-cell>
              <table:table-cell office:value-type="float" office:value="64">
                <text:p>64</text:p>
              </table:table-cell>
              <table:table-cell office:value-type="float" office:value="2.61943775">
                <text:p>2.61943775</text:p>
              </table:table-cell>
              <table:table-cell office:value-type="float" office:value="64">
                <text:p>64</text:p>
              </table:table-cell>
              <table:table-cell office:value-type="float" office:value="3.0118175">
                <text:p>3.0118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5.784">
                <text:p>15.784</text:p>
              </table:table-cell>
              <table:table-cell office:value-type="float" office:value="128">
                <text:p>128</text:p>
              </table:table-cell>
              <table:table-cell office:value-type="float" office:value="6.5360655">
                <text:p>6.5360655</text:p>
              </table:table-cell>
              <table:table-cell office:value-type="float" office:value="128">
                <text:p>128</text:p>
              </table:table-cell>
              <table:table-cell office:value-type="float" office:value="6.5363695">
                <text:p>6.5363695</text:p>
              </table:table-cell>
              <table:table-cell office:value-type="float" office:value="128">
                <text:p>128</text:p>
              </table:table-cell>
              <table:table-cell office:value-type="float" office:value="5.271464">
                <text:p>5.2714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